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Grande" svg:font-family="'Lucida Grande', 'Times New Roman'" style:font-family-generic="roman"/>
    <style:font-face style:name="ヒラギノ角ゴ Pro W3" svg:font-family="'ヒラギノ角ゴ Pro W3', 'Times New Roman'" style:font-family-generic="roman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5.797cm" table:align="left" style:writing-mode="lr-tb"/>
    </style:style>
    <style:style style:name="Tabelle1.A" style:family="table-column">
      <style:table-column-properties style:column-width="2.193cm"/>
    </style:style>
    <style:style style:name="Tabelle1.B" style:family="table-column">
      <style:table-column-properties style:column-width="3.411cm"/>
    </style:style>
    <style:style style:name="Tabelle1.C" style:family="table-column">
      <style:table-column-properties style:column-width="2.436cm"/>
    </style:style>
    <style:style style:name="Tabelle1.D" style:family="table-column">
      <style:table-column-properties style:column-width="7.758cm"/>
    </style:style>
    <style:style style:name="Tabelle1.1" style:family="table-row">
      <style:table-row-properties style:min-row-height="0.582cm" fo:keep-together="always"/>
    </style:style>
    <style:style style:name="Tabelle1.A1" style:family="table-cell">
      <style:table-cell-properties style:vertical-align="top" fo:background-color="#ffffff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B1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D1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2" style:family="table">
      <style:table-properties style:width="15.986cm" table:align="left" style:writing-mode="lr-tb"/>
    </style:style>
    <style:style style:name="Tabelle2.A" style:family="table-column">
      <style:table-column-properties style:column-width="2.849cm"/>
    </style:style>
    <style:style style:name="Tabelle2.B" style:family="table-column">
      <style:table-column-properties style:column-width="3.745cm"/>
    </style:style>
    <style:style style:name="Tabelle2.C" style:family="table-column">
      <style:table-column-properties style:column-width="1.716cm"/>
    </style:style>
    <style:style style:name="Tabelle2.D" style:family="table-column">
      <style:table-column-properties style:column-width="2.443cm"/>
    </style:style>
    <style:style style:name="Tabelle2.E" style:family="table-column">
      <style:table-column-properties style:column-width="2.378cm"/>
    </style:style>
    <style:style style:name="Tabelle2.F" style:family="table-column">
      <style:table-column-properties style:column-width="2.856cm"/>
    </style:style>
    <style:style style:name="Tabelle2.1" style:family="table-row">
      <style:table-row-properties style:min-row-height="1.376cm" fo:keep-together="always"/>
    </style:style>
    <style:style style:name="Tabelle2.A1" style:family="table-cell">
      <style:table-cell-properties style:vertical-align="middle" fo:background-color="#ffffff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B1" style:family="table-cell">
      <style:table-cell-properties style:vertical-align="middle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1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F1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2.2" style:family="table-row">
      <style:table-row-properties style:min-row-height="0.917cm" fo:keep-together="always"/>
    </style:style>
    <style:style style:name="Tabelle2.4" style:family="table-row">
      <style:table-row-properties style:min-row-height="0.582cm" fo:keep-together="always"/>
    </style:style>
    <style:style style:name="Tabelle2.A14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e2.B14" style:family="table-cell">
      <style:table-cell-properties style:vertical-align="middle"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e2.C14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e2.F14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4" style:family="table">
      <style:table-properties style:width="14.231cm" table:align="center" style:writing-mode="lr-tb"/>
    </style:style>
    <style:style style:name="Tabelle4.A" style:family="table-column">
      <style:table-column-properties style:column-width="6.089cm"/>
    </style:style>
    <style:style style:name="Tabelle4.B" style:family="table-column">
      <style:table-column-properties style:column-width="8.142cm"/>
    </style:style>
    <style:style style:name="Tabelle4.1" style:family="table-row">
      <style:table-row-properties style:min-row-height="0.617cm" fo:keep-together="always"/>
    </style:style>
    <style:style style:name="Tabelle4.A1" style:family="table-cell">
      <style:table-cell-properties style:vertical-align="middle" fo:background-color="#ffffff" fo:padding="0cm" fo:border="0.5pt solid #000000" style:writing-mode="lr-tb">
        <style:background-image/>
      </style:table-cell-properties>
    </style:style>
    <style:style style:name="Tabelle4.2" style:family="table-row">
      <style:table-row-properties style:min-row-height="0.582cm" fo:keep-together="always"/>
    </style:style>
    <style:style style:name="Tabelle4.A2" style:family="table-cell">
      <style:table-cell-properties style:vertical-align="middle" fo:background-color="#ffffff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4.B2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4.7" style:family="table-row">
      <style:table-row-properties style:min-row-height="3.21cm" fo:keep-together="always"/>
    </style:style>
    <style:style style:name="Tabelle4.9" style:family="table-row">
      <style:table-row-properties style:min-row-height="0.917cm" fo:keep-together="always"/>
    </style:style>
    <style:style style:name="Tabelle3" style:family="table">
      <style:table-properties style:width="15.988cm" table:align="left" style:writing-mode="lr-tb"/>
    </style:style>
    <style:style style:name="Tabelle3.A" style:family="table-column">
      <style:table-column-properties style:column-width="2.609cm"/>
    </style:style>
    <style:style style:name="Tabelle3.B" style:family="table-column">
      <style:table-column-properties style:column-width="5.353cm"/>
    </style:style>
    <style:style style:name="Tabelle3.C" style:family="table-column">
      <style:table-column-properties style:column-width="3.374cm"/>
    </style:style>
    <style:style style:name="Tabelle3.D" style:family="table-column">
      <style:table-column-properties style:column-width="4.651cm"/>
    </style:style>
    <style:style style:name="Tabelle3.1" style:family="table-row">
      <style:table-row-properties style:min-row-height="0.953cm" fo:keep-together="always"/>
    </style:style>
    <style:style style:name="Tabelle3.A1" style:family="table-cell">
      <style:table-cell-properties style:vertical-align="top" fo:background-color="#ffffff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B1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D1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2" style:family="table-row">
      <style:table-row-properties style:min-row-height="0.917cm" fo:keep-together="always"/>
    </style:style>
    <style:style style:name="Tabelle3.4" style:family="table-row">
      <style:table-row-properties style:min-row-height="0.459cm" fo:keep-together="always"/>
    </style:style>
    <style:style style:name="Tabelle3.A5" style:family="table-cell">
      <style:table-cell-properties style:vertical-align="top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e3.B5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e3.D5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7" style:family="table">
      <style:table-properties style:width="14.231cm" table:align="center" style:writing-mode="lr-tb"/>
    </style:style>
    <style:style style:name="Tabelle7.A" style:family="table-column">
      <style:table-column-properties style:column-width="6.089cm"/>
    </style:style>
    <style:style style:name="Tabelle7.B" style:family="table-column">
      <style:table-column-properties style:column-width="8.142cm"/>
    </style:style>
    <style:style style:name="Tabelle7.1" style:family="table-row">
      <style:table-row-properties style:min-row-height="0.617cm" fo:keep-together="always"/>
    </style:style>
    <style:style style:name="Tabelle7.A1" style:family="table-cell">
      <style:table-cell-properties style:vertical-align="middle" fo:background-color="#ffffff" fo:padding="0cm" fo:border="0.5pt solid #000000" style:writing-mode="lr-tb">
        <style:background-image/>
      </style:table-cell-properties>
    </style:style>
    <style:style style:name="Tabelle7.2" style:family="table-row">
      <style:table-row-properties style:min-row-height="0.582cm" fo:keep-together="always"/>
    </style:style>
    <style:style style:name="Tabelle7.A2" style:family="table-cell">
      <style:table-cell-properties style:vertical-align="middle" fo:background-color="#ffffff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7.B2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7.7" style:family="table-row">
      <style:table-row-properties style:min-row-height="3.21cm" fo:keep-together="always"/>
    </style:style>
    <style:style style:name="Tabelle7.9" style:family="table-row">
      <style:table-row-properties style:min-row-height="0.917cm" fo:keep-together="always"/>
    </style:style>
    <style:style style:name="Tabelle8" style:family="table">
      <style:table-properties style:width="14.231cm" table:align="center" style:writing-mode="lr-tb"/>
    </style:style>
    <style:style style:name="Tabelle8.A" style:family="table-column">
      <style:table-column-properties style:column-width="6.089cm"/>
    </style:style>
    <style:style style:name="Tabelle8.B" style:family="table-column">
      <style:table-column-properties style:column-width="8.142cm"/>
    </style:style>
    <style:style style:name="Tabelle8.1" style:family="table-row">
      <style:table-row-properties style:min-row-height="0.617cm" fo:keep-together="always"/>
    </style:style>
    <style:style style:name="Tabelle8.A1" style:family="table-cell">
      <style:table-cell-properties style:vertical-align="middle" fo:background-color="#ffffff" fo:padding="0cm" fo:border="0.5pt solid #000000" style:writing-mode="lr-tb">
        <style:background-image/>
      </style:table-cell-properties>
    </style:style>
    <style:style style:name="Tabelle8.2" style:family="table-row">
      <style:table-row-properties style:min-row-height="0.582cm" fo:keep-together="always"/>
    </style:style>
    <style:style style:name="Tabelle8.A2" style:family="table-cell">
      <style:table-cell-properties style:vertical-align="middle" fo:background-color="#ffffff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8.B2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8.7" style:family="table-row">
      <style:table-row-properties style:min-row-height="3.21cm" fo:keep-together="always"/>
    </style:style>
    <style:style style:name="Tabelle8.9" style:family="table-row">
      <style:table-row-properties style:min-row-height="0.917cm" fo:keep-together="always"/>
    </style:style>
    <style:style style:name="Tabelle9" style:family="table">
      <style:table-properties style:width="14.231cm" table:align="center" style:writing-mode="lr-tb"/>
    </style:style>
    <style:style style:name="Tabelle9.A" style:family="table-column">
      <style:table-column-properties style:column-width="6.089cm"/>
    </style:style>
    <style:style style:name="Tabelle9.B" style:family="table-column">
      <style:table-column-properties style:column-width="8.142cm"/>
    </style:style>
    <style:style style:name="Tabelle9.1" style:family="table-row">
      <style:table-row-properties style:min-row-height="0.617cm" fo:keep-together="always"/>
    </style:style>
    <style:style style:name="Tabelle9.A1" style:family="table-cell">
      <style:table-cell-properties style:vertical-align="middle" fo:background-color="#ffffff" fo:padding="0cm" fo:border="0.5pt solid #000000" style:writing-mode="lr-tb">
        <style:background-image/>
      </style:table-cell-properties>
    </style:style>
    <style:style style:name="Tabelle9.2" style:family="table-row">
      <style:table-row-properties style:min-row-height="0.582cm" fo:keep-together="always"/>
    </style:style>
    <style:style style:name="Tabelle9.A2" style:family="table-cell">
      <style:table-cell-properties style:vertical-align="middle" fo:background-color="#ffffff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9.B2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9.7" style:family="table-row">
      <style:table-row-properties style:min-row-height="3.21cm" fo:keep-together="always"/>
    </style:style>
    <style:style style:name="Tabelle9.9" style:family="table-row">
      <style:table-row-properties style:min-row-height="0.917cm" fo:keep-together="always"/>
    </style:style>
    <style:style style:name="Tabelle10" style:family="table">
      <style:table-properties style:width="14.231cm" table:align="center" style:writing-mode="lr-tb"/>
    </style:style>
    <style:style style:name="Tabelle10.A" style:family="table-column">
      <style:table-column-properties style:column-width="6.089cm"/>
    </style:style>
    <style:style style:name="Tabelle10.B" style:family="table-column">
      <style:table-column-properties style:column-width="8.142cm"/>
    </style:style>
    <style:style style:name="Tabelle10.1" style:family="table-row">
      <style:table-row-properties style:min-row-height="0.617cm" fo:keep-together="always"/>
    </style:style>
    <style:style style:name="Tabelle10.A1" style:family="table-cell">
      <style:table-cell-properties style:vertical-align="middle" fo:background-color="#ffffff" fo:padding="0cm" fo:border="0.5pt solid #000000" style:writing-mode="lr-tb">
        <style:background-image/>
      </style:table-cell-properties>
    </style:style>
    <style:style style:name="Tabelle10.2" style:family="table-row">
      <style:table-row-properties style:min-row-height="0.582cm" fo:keep-together="always"/>
    </style:style>
    <style:style style:name="Tabelle10.A2" style:family="table-cell">
      <style:table-cell-properties style:vertical-align="middle" fo:background-color="#ffffff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0.B2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10.7" style:family="table-row">
      <style:table-row-properties style:min-row-height="3.21cm" fo:keep-together="always"/>
    </style:style>
    <style:style style:name="Tabelle10.9" style:family="table-row">
      <style:table-row-properties style:min-row-height="0.917cm" fo:keep-together="always"/>
    </style:style>
    <style:style style:name="P1" style:family="paragraph" style:parent-style-name="Standard">
      <style:text-properties fo:language="none" fo:country="none" style:language-asian="none" style:country-asian="none"/>
    </style:style>
    <style:style style:name="P2" style:family="paragraph" style:parent-style-name="Standard" style:list-style-name="">
      <style:paragraph-properties fo:line-height="115%" fo:orphans="2" fo:widows="2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font-size="11pt" style:font-size-asian="11pt"/>
    </style:style>
    <style:style style:name="P3" style:family="paragraph" style:parent-style-name="Standard">
      <style:text-properties style:font-name="Trebuchet MS"/>
    </style:style>
    <style:style style:name="P4" style:family="paragraph" style:parent-style-name="Standard" style:list-style-name="">
      <style:paragraph-properties fo:line-height="115%" fo:orphans="2" fo:widows="2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Trebuchet MS" fo:font-size="11pt" style:font-size-asian="11pt" style:font-size-complex="11pt"/>
    </style:style>
    <style:style style:name="P5" style:family="paragraph" style:parent-style-name="Standard">
      <style:text-properties style:font-name="Trebuchet MS" fo:language="de" fo:country="DE"/>
    </style:style>
    <style:style style:name="P6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Trebuchet MS" fo:language="de" fo:country="DE"/>
    </style:style>
    <style:style style:name="P7" style:family="paragraph" style:parent-style-name="Standard">
      <style:text-properties style:font-name="Trebuchet MS" fo:language="none" fo:country="none" style:language-asian="none" style:country-asian="none"/>
    </style:style>
    <style:style style:name="P8" style:family="paragraph" style:parent-style-name="Standard">
      <style:paragraph-properties style:snap-to-layout-grid="false"/>
      <style:text-properties style:font-name="Trebuchet MS"/>
    </style:style>
    <style:style style:name="P9" style:family="paragraph" style:parent-style-name="Standard">
      <style:text-properties style:font-name="Trebuchet MS" style:font-name-asian="Lucida Grande"/>
    </style:style>
    <style:style style:name="P10" style:family="paragraph" style:parent-style-name="Standard">
      <style:paragraph-properties style:snap-to-layout-grid="false"/>
      <style:text-properties fo:color="#ff0000" style:font-name="Trebuchet MS" style:text-underline-style="none"/>
    </style:style>
    <style:style style:name="P11" style:family="paragraph" style:parent-style-name="Standard" style:list-style-name="">
      <style:paragraph-properties fo:margin-left="0cm" fo:margin-right="0cm" fo:line-height="115%" fo:orphans="2" fo:widows="2" fo:text-indent="1.275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Trebuchet MS" fo:font-size="11pt" style:font-size-asian="11pt" style:font-size-complex="11pt"/>
    </style:style>
    <style:style style:name="P12" style:family="paragraph" style:parent-style-name="Standard" style:list-style-name="">
      <style:paragraph-properties fo:margin-left="0cm" fo:margin-right="0cm" fo:line-height="115%" fo:orphans="2" fo:widows="2" fo:text-indent="1.226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Trebuchet MS" fo:font-size="11pt" style:font-size-asian="11pt" style:font-size-complex="11pt"/>
    </style:style>
    <style:style style:name="P13" style:family="paragraph" style:parent-style-name="Standard" style:list-style-name="">
      <style:paragraph-properties fo:margin-left="0cm" fo:margin-right="0cm" fo:line-height="115%" fo:orphans="2" fo:widows="2" fo:text-indent="1.251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Trebuchet MS" fo:font-size="11pt" style:font-size-asian="11pt" style:font-size-complex="11pt"/>
    </style:style>
    <style:style style:name="P14" style:family="paragraph" style:parent-style-name="No_20_Spacing">
      <style:paragraph-properties>
        <style:tab-stops>
          <style:tab-stop style:position="-56.903cm"/>
          <style:tab-stop style:position="-55.654cm"/>
          <style:tab-stop style:position="-54.405cm"/>
          <style:tab-stop style:position="-53.157cm"/>
          <style:tab-stop style:position="-51.908cm"/>
          <style:tab-stop style:position="-50.659cm"/>
          <style:tab-stop style:position="-49.41cm"/>
          <style:tab-stop style:position="-48.161cm"/>
          <style:tab-stop style:position="-46.912cm"/>
          <style:tab-stop style:position="-45.664cm"/>
          <style:tab-stop style:position="-44.415cm"/>
          <style:tab-stop style:position="-43.166cm"/>
          <style:tab-stop style:position="-41.917cm"/>
          <style:tab-stop style:position="-40.668cm"/>
          <style:tab-stop style:position="-39.419cm"/>
          <style:tab-stop style:position="-38.171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  <style:tab-stop style:position="51.202cm"/>
          <style:tab-stop style:position="52.451cm"/>
          <style:tab-stop style:position="53.7cm"/>
          <style:tab-stop style:position="54.949cm"/>
          <style:tab-stop style:position="56.198cm"/>
          <style:tab-stop style:position="57.446cm"/>
        </style:tab-stops>
      </style:paragraph-properties>
      <style:text-properties fo:color="#152949" style:font-name="Trebuchet MS" fo:font-weight="bold" style:font-weight-asian="bold"/>
    </style:style>
    <style:style style:name="P15" style:family="paragraph" style:parent-style-name="No_20_Spacing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</style:tab-stops>
      </style:paragraph-properties>
      <style:text-properties fo:color="#152949" style:font-name="Trebuchet MS" fo:font-weight="bold" style:font-weight-asian="bold"/>
    </style:style>
    <style:style style:name="P16" style:family="paragraph" style:parent-style-name="No_20_Spacing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</style:tab-stops>
      </style:paragraph-properties>
      <style:text-properties fo:color="#152949" style:font-name="Trebuchet MS" fo:font-weight="bold" style:font-weight-asian="bold"/>
    </style:style>
    <style:style style:name="P17" style:family="paragraph" style:parent-style-name="No_20_Spacing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</style:tab-stops>
      </style:paragraph-properties>
      <style:text-properties fo:color="#152949" style:font-name="Trebuchet MS" fo:font-weight="bold" style:font-weight-asian="bold"/>
    </style:style>
    <style:style style:name="P18" style:family="paragraph" style:parent-style-name="No_20_Spacing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  <style:tab-stop style:position="51.202cm"/>
          <style:tab-stop style:position="52.451cm"/>
          <style:tab-stop style:position="53.7cm"/>
          <style:tab-stop style:position="54.949cm"/>
          <style:tab-stop style:position="56.198cm"/>
        </style:tab-stops>
      </style:paragraph-properties>
      <style:text-properties fo:color="#152949" style:font-name="Trebuchet MS" fo:font-weight="bold" style:font-weight-asian="bold"/>
    </style:style>
    <style:style style:name="P19" style:family="paragraph" style:parent-style-name="No_20_Spacing">
      <style:paragraph-properties>
        <style:tab-stops>
          <style:tab-stop style:position="-56.903cm"/>
          <style:tab-stop style:position="-55.654cm"/>
          <style:tab-stop style:position="-54.405cm"/>
          <style:tab-stop style:position="-53.157cm"/>
          <style:tab-stop style:position="-51.908cm"/>
          <style:tab-stop style:position="-50.659cm"/>
          <style:tab-stop style:position="-49.41cm"/>
          <style:tab-stop style:position="-48.161cm"/>
          <style:tab-stop style:position="-46.912cm"/>
          <style:tab-stop style:position="-45.664cm"/>
          <style:tab-stop style:position="-44.415cm"/>
          <style:tab-stop style:position="-43.166cm"/>
          <style:tab-stop style:position="-41.917cm"/>
          <style:tab-stop style:position="-40.668cm"/>
          <style:tab-stop style:position="-39.419cm"/>
          <style:tab-stop style:position="-38.171cm"/>
          <style:tab-stop style:position="-36.922cm"/>
          <style:tab-stop style:position="-35.673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  <style:tab-stop style:position="51.202cm"/>
          <style:tab-stop style:position="52.451cm"/>
          <style:tab-stop style:position="53.7cm"/>
          <style:tab-stop style:position="54.949cm"/>
          <style:tab-stop style:position="56.198cm"/>
          <style:tab-stop style:position="57.446cm"/>
        </style:tab-stops>
      </style:paragraph-properties>
      <style:text-properties fo:color="#152949" style:font-name="Trebuchet MS" fo:font-weight="bold" style:font-weight-asian="bold"/>
    </style:style>
    <style:style style:name="P20" style:family="paragraph" style:parent-style-name="No_20_Spacing">
      <style:paragraph-properties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  <style:tab-stop style:position="51.202cm"/>
          <style:tab-stop style:position="52.451cm"/>
          <style:tab-stop style:position="53.7cm"/>
          <style:tab-stop style:position="54.949cm"/>
          <style:tab-stop style:position="56.198cm"/>
        </style:tab-stops>
      </style:paragraph-properties>
      <style:text-properties fo:color="#e52e24" style:font-name="Trebuchet MS"/>
    </style:style>
    <style:style style:name="P21" style:family="paragraph" style:parent-style-name="No_20_Spacing">
      <style:paragraph-properties>
        <style:tab-stops>
          <style:tab-stop style:position="-56.903cm"/>
          <style:tab-stop style:position="-55.654cm"/>
          <style:tab-stop style:position="-54.405cm"/>
          <style:tab-stop style:position="-53.157cm"/>
          <style:tab-stop style:position="-51.908cm"/>
          <style:tab-stop style:position="-50.659cm"/>
          <style:tab-stop style:position="-49.41cm"/>
          <style:tab-stop style:position="-48.161cm"/>
          <style:tab-stop style:position="-46.912cm"/>
          <style:tab-stop style:position="-45.664cm"/>
          <style:tab-stop style:position="-44.415cm"/>
          <style:tab-stop style:position="-43.166cm"/>
          <style:tab-stop style:position="-41.917cm"/>
          <style:tab-stop style:position="-40.668cm"/>
          <style:tab-stop style:position="-39.419cm"/>
          <style:tab-stop style:position="-38.171cm"/>
          <style:tab-stop style:position="-36.922cm"/>
          <style:tab-stop style:position="-35.673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  <style:tab-stop style:position="51.202cm"/>
          <style:tab-stop style:position="52.451cm"/>
          <style:tab-stop style:position="53.7cm"/>
          <style:tab-stop style:position="54.949cm"/>
          <style:tab-stop style:position="56.198cm"/>
          <style:tab-stop style:position="57.446cm"/>
        </style:tab-stops>
      </style:paragraph-properties>
      <style:text-properties fo:color="#e52e24" style:font-name="Trebuchet MS"/>
    </style:style>
    <style:style style:name="P22" style:family="paragraph" style:parent-style-name="No_20_Spacing">
      <style:paragraph-properties>
        <style:tab-stops>
          <style:tab-stop style:position="-56.903cm"/>
          <style:tab-stop style:position="-55.654cm"/>
          <style:tab-stop style:position="-54.405cm"/>
          <style:tab-stop style:position="-53.157cm"/>
          <style:tab-stop style:position="-51.908cm"/>
          <style:tab-stop style:position="-50.659cm"/>
          <style:tab-stop style:position="-49.41cm"/>
          <style:tab-stop style:position="-48.161cm"/>
          <style:tab-stop style:position="-46.912cm"/>
          <style:tab-stop style:position="-45.664cm"/>
          <style:tab-stop style:position="-44.415cm"/>
          <style:tab-stop style:position="-43.166cm"/>
          <style:tab-stop style:position="-41.917cm"/>
          <style:tab-stop style:position="-40.668cm"/>
          <style:tab-stop style:position="-39.419cm"/>
          <style:tab-stop style:position="-38.171cm"/>
          <style:tab-stop style:position="-36.922cm"/>
          <style:tab-stop style:position="-35.673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  <style:tab-stop style:position="51.202cm"/>
          <style:tab-stop style:position="52.451cm"/>
          <style:tab-stop style:position="53.7cm"/>
          <style:tab-stop style:position="54.949cm"/>
          <style:tab-stop style:position="56.198cm"/>
          <style:tab-stop style:position="57.446cm"/>
        </style:tab-stops>
      </style:paragraph-properties>
      <style:text-properties fo:color="#e52e24" style:font-name="Trebuchet MS" fo:language="de" fo:country="DE"/>
    </style:style>
    <style:style style:name="P23" style:family="paragraph" style:parent-style-name="No_20_Spacing">
      <style:paragraph-properties fo:text-align="center" style:justify-single-word="false">
        <style:tab-stops>
          <style:tab-stop style:position="-56.903cm"/>
          <style:tab-stop style:position="-55.654cm"/>
          <style:tab-stop style:position="-54.405cm"/>
          <style:tab-stop style:position="-53.157cm"/>
          <style:tab-stop style:position="-51.908cm"/>
          <style:tab-stop style:position="-50.659cm"/>
          <style:tab-stop style:position="-49.41cm"/>
          <style:tab-stop style:position="-48.161cm"/>
          <style:tab-stop style:position="-46.912cm"/>
          <style:tab-stop style:position="-45.664cm"/>
          <style:tab-stop style:position="-44.415cm"/>
          <style:tab-stop style:position="-43.166cm"/>
          <style:tab-stop style:position="-41.917cm"/>
          <style:tab-stop style:position="-40.668cm"/>
          <style:tab-stop style:position="-39.419cm"/>
          <style:tab-stop style:position="-38.171cm"/>
          <style:tab-stop style:position="-36.922cm"/>
          <style:tab-stop style:position="-35.673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  <style:tab-stop style:position="51.202cm"/>
          <style:tab-stop style:position="52.451cm"/>
          <style:tab-stop style:position="53.7cm"/>
          <style:tab-stop style:position="54.949cm"/>
          <style:tab-stop style:position="56.198cm"/>
          <style:tab-stop style:position="57.446cm"/>
        </style:tab-stops>
      </style:paragraph-properties>
      <style:text-properties fo:font-size="12pt" fo:font-weight="bold" style:font-size-asian="12pt" style:font-weight-asian="bold"/>
    </style:style>
    <style:style style:name="P24" style:family="paragraph" style:parent-style-name="No_20_Spacing">
      <style:paragraph-properties fo:text-align="center" style:justify-single-word="false">
        <style:tab-stops>
          <style:tab-stop style:position="-56.903cm"/>
          <style:tab-stop style:position="-55.654cm"/>
          <style:tab-stop style:position="-54.405cm"/>
          <style:tab-stop style:position="-53.157cm"/>
          <style:tab-stop style:position="-51.908cm"/>
          <style:tab-stop style:position="-50.659cm"/>
          <style:tab-stop style:position="-49.41cm"/>
          <style:tab-stop style:position="-48.161cm"/>
          <style:tab-stop style:position="-46.912cm"/>
          <style:tab-stop style:position="-45.664cm"/>
          <style:tab-stop style:position="-44.415cm"/>
          <style:tab-stop style:position="-43.166cm"/>
          <style:tab-stop style:position="-41.917cm"/>
          <style:tab-stop style:position="-40.668cm"/>
          <style:tab-stop style:position="-39.419cm"/>
          <style:tab-stop style:position="-38.171cm"/>
          <style:tab-stop style:position="-36.922cm"/>
          <style:tab-stop style:position="-35.673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  <style:tab-stop style:position="51.202cm"/>
          <style:tab-stop style:position="52.451cm"/>
          <style:tab-stop style:position="53.7cm"/>
          <style:tab-stop style:position="54.949cm"/>
          <style:tab-stop style:position="56.198cm"/>
          <style:tab-stop style:position="57.446cm"/>
        </style:tab-stops>
      </style:paragraph-properties>
      <style:text-properties fo:font-size="12pt" fo:font-weight="bold" style:font-size-asian="12pt" style:font-weight-asian="bold"/>
    </style:style>
    <style:style style:name="P25" style:family="paragraph" style:parent-style-name="No_20_Spacing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</style:tab-stops>
      </style:paragraph-properties>
    </style:style>
    <style:style style:name="P26" style:family="paragraph" style:parent-style-name="No_20_Spacing">
      <style:paragraph-properties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</style:tab-stops>
      </style:paragraph-properties>
    </style:style>
    <style:style style:name="P27" style:family="paragraph" style:parent-style-name="No_20_Spacing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</style:tab-stops>
      </style:paragraph-properties>
      <style:text-properties style:font-name="Trebuchet MS"/>
    </style:style>
    <style:style style:name="P28" style:family="paragraph" style:parent-style-name="No_20_Spacing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</style:tab-stops>
      </style:paragraph-properties>
      <style:text-properties style:font-name="Trebuchet MS"/>
    </style:style>
    <style:style style:name="P29" style:family="paragraph" style:parent-style-name="No_20_Spacing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</style:tab-stops>
      </style:paragraph-properties>
      <style:text-properties style:font-name="Trebuchet MS"/>
    </style:style>
    <style:style style:name="P30" style:family="paragraph" style:parent-style-name="No_20_Spacing">
      <style:paragraph-properties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  <style:tab-stop style:position="51.202cm"/>
          <style:tab-stop style:position="52.451cm"/>
          <style:tab-stop style:position="53.7cm"/>
          <style:tab-stop style:position="54.949cm"/>
          <style:tab-stop style:position="56.198cm"/>
        </style:tab-stops>
      </style:paragraph-properties>
      <style:text-properties style:font-name="Trebuchet MS"/>
    </style:style>
    <style:style style:name="P31" style:family="paragraph" style:parent-style-name="No_20_Spacing">
      <style:paragraph-properties style:snap-to-layout-grid="false">
        <style:tab-stops>
          <style:tab-stop style:position="-56.903cm"/>
          <style:tab-stop style:position="-55.654cm"/>
          <style:tab-stop style:position="-54.405cm"/>
          <style:tab-stop style:position="-53.157cm"/>
          <style:tab-stop style:position="-51.908cm"/>
          <style:tab-stop style:position="-50.659cm"/>
          <style:tab-stop style:position="-49.41cm"/>
          <style:tab-stop style:position="-48.161cm"/>
          <style:tab-stop style:position="-46.912cm"/>
          <style:tab-stop style:position="-45.664cm"/>
          <style:tab-stop style:position="-44.415cm"/>
          <style:tab-stop style:position="-43.166cm"/>
          <style:tab-stop style:position="-41.917cm"/>
          <style:tab-stop style:position="-40.668cm"/>
          <style:tab-stop style:position="-39.419cm"/>
          <style:tab-stop style:position="-38.171cm"/>
          <style:tab-stop style:position="-36.922cm"/>
          <style:tab-stop style:position="-35.673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  <style:tab-stop style:position="51.202cm"/>
          <style:tab-stop style:position="52.451cm"/>
          <style:tab-stop style:position="53.7cm"/>
          <style:tab-stop style:position="54.949cm"/>
          <style:tab-stop style:position="56.198cm"/>
          <style:tab-stop style:position="57.446cm"/>
        </style:tab-stops>
      </style:paragraph-properties>
      <style:text-properties style:font-name="Trebuchet MS"/>
    </style:style>
    <style:style style:name="P32" style:family="paragraph" style:parent-style-name="No_20_Spacing">
      <style:paragraph-properties>
        <style:tab-stops>
          <style:tab-stop style:position="-56.903cm"/>
          <style:tab-stop style:position="-55.654cm"/>
          <style:tab-stop style:position="-54.405cm"/>
          <style:tab-stop style:position="-53.157cm"/>
          <style:tab-stop style:position="-51.908cm"/>
          <style:tab-stop style:position="-50.659cm"/>
          <style:tab-stop style:position="-49.41cm"/>
          <style:tab-stop style:position="-48.161cm"/>
          <style:tab-stop style:position="-46.912cm"/>
          <style:tab-stop style:position="-45.664cm"/>
          <style:tab-stop style:position="-44.415cm"/>
          <style:tab-stop style:position="-43.166cm"/>
          <style:tab-stop style:position="-41.917cm"/>
          <style:tab-stop style:position="-40.668cm"/>
          <style:tab-stop style:position="-39.419cm"/>
          <style:tab-stop style:position="-38.171cm"/>
          <style:tab-stop style:position="-36.922cm"/>
          <style:tab-stop style:position="-35.673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  <style:tab-stop style:position="51.202cm"/>
          <style:tab-stop style:position="52.451cm"/>
          <style:tab-stop style:position="53.7cm"/>
          <style:tab-stop style:position="54.949cm"/>
          <style:tab-stop style:position="56.198cm"/>
          <style:tab-stop style:position="57.446cm"/>
        </style:tab-stops>
      </style:paragraph-properties>
      <style:text-properties fo:color="#000000" style:font-name="Trebuchet MS"/>
    </style:style>
    <style:style style:name="P33" style:family="paragraph" style:parent-style-name="No_20_Spacing">
      <style:paragraph-properties style:snap-to-layout-grid="false">
        <style:tab-stops>
          <style:tab-stop style:position="-56.903cm"/>
          <style:tab-stop style:position="-55.654cm"/>
          <style:tab-stop style:position="-54.405cm"/>
          <style:tab-stop style:position="-53.157cm"/>
          <style:tab-stop style:position="-51.908cm"/>
          <style:tab-stop style:position="-50.659cm"/>
          <style:tab-stop style:position="-49.41cm"/>
          <style:tab-stop style:position="-48.161cm"/>
          <style:tab-stop style:position="-46.912cm"/>
          <style:tab-stop style:position="-45.664cm"/>
          <style:tab-stop style:position="-44.415cm"/>
          <style:tab-stop style:position="-43.166cm"/>
          <style:tab-stop style:position="-41.917cm"/>
          <style:tab-stop style:position="-40.668cm"/>
          <style:tab-stop style:position="-39.419cm"/>
          <style:tab-stop style:position="-38.171cm"/>
          <style:tab-stop style:position="-36.922cm"/>
          <style:tab-stop style:position="-35.673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  <style:tab-stop style:position="51.202cm"/>
          <style:tab-stop style:position="52.451cm"/>
          <style:tab-stop style:position="53.7cm"/>
          <style:tab-stop style:position="54.949cm"/>
          <style:tab-stop style:position="56.198cm"/>
          <style:tab-stop style:position="57.446cm"/>
        </style:tab-stops>
      </style:paragraph-properties>
      <style:text-properties fo:color="#000000" style:font-name="Trebuchet MS"/>
    </style:style>
    <style:style style:name="P34" style:family="paragraph" style:parent-style-name="No_20_Spacing">
      <style:paragraph-properties>
        <style:tab-stops>
          <style:tab-stop style:position="-56.903cm"/>
          <style:tab-stop style:position="-55.654cm"/>
          <style:tab-stop style:position="-54.405cm"/>
          <style:tab-stop style:position="-53.157cm"/>
          <style:tab-stop style:position="-51.908cm"/>
          <style:tab-stop style:position="-50.659cm"/>
          <style:tab-stop style:position="-49.41cm"/>
          <style:tab-stop style:position="-48.161cm"/>
          <style:tab-stop style:position="-46.912cm"/>
          <style:tab-stop style:position="-45.664cm"/>
          <style:tab-stop style:position="-44.415cm"/>
          <style:tab-stop style:position="-43.166cm"/>
          <style:tab-stop style:position="-41.917cm"/>
          <style:tab-stop style:position="-40.668cm"/>
          <style:tab-stop style:position="-39.419cm"/>
          <style:tab-stop style:position="-38.171cm"/>
          <style:tab-stop style:position="-36.922cm"/>
          <style:tab-stop style:position="-35.673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  <style:tab-stop style:position="51.202cm"/>
          <style:tab-stop style:position="52.451cm"/>
          <style:tab-stop style:position="53.7cm"/>
          <style:tab-stop style:position="54.949cm"/>
          <style:tab-stop style:position="56.198cm"/>
          <style:tab-stop style:position="57.446cm"/>
        </style:tab-stops>
      </style:paragraph-properties>
      <style:text-properties fo:color="#000000" style:font-name="Trebuchet MS" fo:language="de" fo:country="DE"/>
    </style:style>
    <style:style style:name="P35" style:family="paragraph" style:parent-style-name="No_20_Spacing">
      <style:paragraph-properties>
        <style:tab-stops>
          <style:tab-stop style:position="-56.903cm"/>
          <style:tab-stop style:position="-55.654cm"/>
          <style:tab-stop style:position="-54.405cm"/>
          <style:tab-stop style:position="-53.157cm"/>
          <style:tab-stop style:position="-51.908cm"/>
          <style:tab-stop style:position="-50.659cm"/>
          <style:tab-stop style:position="-49.41cm"/>
          <style:tab-stop style:position="-48.161cm"/>
          <style:tab-stop style:position="-46.912cm"/>
          <style:tab-stop style:position="-45.664cm"/>
          <style:tab-stop style:position="-44.415cm"/>
          <style:tab-stop style:position="-43.166cm"/>
          <style:tab-stop style:position="-41.917cm"/>
          <style:tab-stop style:position="-40.668cm"/>
          <style:tab-stop style:position="-39.419cm"/>
          <style:tab-stop style:position="-38.171cm"/>
          <style:tab-stop style:position="-36.922cm"/>
          <style:tab-stop style:position="-35.673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  <style:tab-stop style:position="51.202cm"/>
          <style:tab-stop style:position="52.451cm"/>
          <style:tab-stop style:position="53.7cm"/>
          <style:tab-stop style:position="54.949cm"/>
          <style:tab-stop style:position="56.198cm"/>
          <style:tab-stop style:position="57.446cm"/>
        </style:tab-stops>
      </style:paragraph-properties>
      <style:text-properties fo:color="#000000" style:font-name="Trebuchet MS" fo:font-weight="bold" style:font-weight-asian="bold"/>
    </style:style>
    <style:style style:name="P36" style:family="paragraph" style:parent-style-name="header">
      <style:paragraph-properties style:snap-to-layout-grid="false">
        <style:tab-stops>
          <style:tab-stop style:position="-56.903cm"/>
          <style:tab-stop style:position="-55.654cm"/>
          <style:tab-stop style:position="-54.405cm"/>
          <style:tab-stop style:position="-53.157cm"/>
          <style:tab-stop style:position="-51.908cm"/>
          <style:tab-stop style:position="-50.659cm"/>
          <style:tab-stop style:position="-49.41cm"/>
          <style:tab-stop style:position="-48.161cm"/>
          <style:tab-stop style:position="-46.912cm"/>
          <style:tab-stop style:position="-45.664cm"/>
          <style:tab-stop style:position="-44.415cm"/>
          <style:tab-stop style:position="-43.166cm"/>
          <style:tab-stop style:position="-41.917cm"/>
          <style:tab-stop style:position="-40.668cm"/>
          <style:tab-stop style:position="-39.419cm"/>
          <style:tab-stop style:position="-38.171cm"/>
          <style:tab-stop style:position="-36.922cm"/>
          <style:tab-stop style:position="-35.673cm"/>
          <style:tab-stop style:position="-34.424cm"/>
          <style:tab-stop style:position="-33.175cm"/>
          <style:tab-stop style:position="-31.926cm"/>
          <style:tab-stop style:position="-30.678cm"/>
          <style:tab-stop style:position="-29.429cm"/>
          <style:tab-stop style:position="-28.18cm"/>
          <style:tab-stop style:position="-26.931cm"/>
          <style:tab-stop style:position="-25.682cm"/>
          <style:tab-stop style:position="-24.433cm"/>
          <style:tab-stop style:position="-23.185cm"/>
          <style:tab-stop style:position="-21.936cm"/>
          <style:tab-stop style:position="-20.687cm"/>
          <style:tab-stop style:position="8.001cm" style:type="center"/>
          <style:tab-stop style:position="16.002cm" style:type="right"/>
        </style:tab-stops>
      </style:paragraph-properties>
    </style:style>
    <style:style style:name="P37" style:family="paragraph" style:parent-style-name="header">
      <style:paragraph-properties fo:padding="0cm" fo:border="0.51pt solid #000000">
        <style:tab-stops>
          <style:tab-stop style:position="3.096cm"/>
          <style:tab-stop style:position="8.001cm" style:type="center"/>
          <style:tab-stop style:position="15.956cm" style:type="right"/>
        </style:tab-stops>
      </style:paragraph-properties>
      <style:text-properties style:font-name="Trebuchet MS" fo:language="de" fo:country="DE"/>
    </style:style>
    <style:style style:name="P38" style:family="paragraph" style:parent-style-name="footer">
      <style:paragraph-properties>
        <style:tab-stops>
          <style:tab-stop style:position="8.001cm" style:type="center"/>
          <style:tab-stop style:position="15.956cm" style:type="right"/>
        </style:tab-stops>
      </style:paragraph-properties>
      <style:text-properties fo:color="#000000" style:font-name="Times New Roman" fo:font-size="10pt" fo:language="none" fo:country="none" style:font-name-asian="Times New Roman" style:font-size-asian="10pt" style:language-asian="none" style:country-asian="none" style:font-name-complex="Times New Roman" style:language-complex="none" style:country-complex="none"/>
    </style:style>
    <style:style style:name="P39" style:family="paragraph" style:parent-style-name="heading_20_1" style:master-page-name="Standard">
      <style:paragraph-properties fo:text-align="center" style:justify-single-word="false" style:page-number="auto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font-size="20pt" fo:language="de" fo:country="DE" style:font-size-asian="20pt"/>
    </style:style>
    <style:style style:name="P40" style:family="paragraph" style:parent-style-name="Template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language="de" fo:country="DE"/>
    </style:style>
    <style:style style:name="P41" style:family="paragraph" style:parent-style-name="Template">
      <style:paragraph-properties>
        <style:tab-stops>
          <style:tab-stop style:position="-56.903cm"/>
          <style:tab-stop style:position="-55.654cm"/>
          <style:tab-stop style:position="-54.405cm"/>
          <style:tab-stop style:position="-53.157cm"/>
          <style:tab-stop style:position="-51.908cm"/>
          <style:tab-stop style:position="-50.659cm"/>
          <style:tab-stop style:position="-49.41cm"/>
          <style:tab-stop style:position="-48.161cm"/>
          <style:tab-stop style:position="-46.912cm"/>
          <style:tab-stop style:position="-45.664cm"/>
          <style:tab-stop style:position="-44.415cm"/>
          <style:tab-stop style:position="-43.166cm"/>
          <style:tab-stop style:position="-41.917cm"/>
          <style:tab-stop style:position="-40.668cm"/>
          <style:tab-stop style:position="-39.419cm"/>
          <style:tab-stop style:position="-38.171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  <style:tab-stop style:position="51.202cm"/>
          <style:tab-stop style:position="52.451cm"/>
          <style:tab-stop style:position="53.7cm"/>
          <style:tab-stop style:position="54.949cm"/>
          <style:tab-stop style:position="56.198cm"/>
          <style:tab-stop style:position="57.446cm"/>
        </style:tab-stops>
      </style:paragraph-properties>
      <style:text-properties fo:color="#152949" style:font-name="Trebuchet MS" fo:font-weight="bold" style:font-weight-asian="bold"/>
    </style:style>
    <style:style style:name="P42" style:family="paragraph" style:parent-style-name="Template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Trebuchet MS" fo:language="de" fo:country="DE"/>
    </style:style>
    <style:style style:name="P43" style:family="paragraph" style:parent-style-name="Freie_20_Form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font-size="11pt" style:font-size-asian="11pt"/>
    </style:style>
    <style:style style:name="P44" style:family="paragraph" style:parent-style-name="Freie_20_Form">
      <style:paragraph-properties fo:margin-left="0.191cm" fo:margin-right="0cm" fo:text-indent="0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Trebuchet MS" fo:font-size="12pt" fo:language="none" fo:country="none" style:letter-kerning="true" style:font-size-asian="12pt" style:language-asian="none" style:country-asian="none" style:font-name-complex="Times New Roman"/>
    </style:style>
    <style:style style:name="P45" style:family="paragraph" style:parent-style-name="heading_20_2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Trebuchet MS" fo:font-size="16pt" style:font-size-asian="16pt"/>
    </style:style>
    <style:style style:name="P46" style:family="paragraph" style:parent-style-name="heading_20_2" style:list-style-name="">
      <style:paragraph-properties fo:line-height="115%" fo:orphans="2" fo:widows="2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Trebuchet MS" fo:font-size="16pt" style:font-size-asian="16pt"/>
    </style:style>
    <style:style style:name="P47" style:family="paragraph" style:parent-style-name="heading_20_2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Trebuchet MS" fo:language="de" fo:country="DE"/>
    </style:style>
    <style:style style:name="P48" style:family="paragraph" style:parent-style-name="heading_20_2" style:list-style-name="WW8Num1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Trebuchet MS"/>
    </style:style>
    <style:style style:name="P49" style:family="paragraph" style:parent-style-name="heading_20_2" style:list-style-name="WW8Num1">
      <style:paragraph-properties fo:break-before="pag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font-size="16pt" style:font-size-asian="16pt"/>
    </style:style>
    <style:style style:name="P50" style:family="paragraph" style:parent-style-name="heading_20_2" style:list-style-name="WW8Num1">
      <style:paragraph-properties fo:break-before="pag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Trebuchet MS" fo:font-size="16pt" style:font-size-asian="16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style:font-size-asian="12pt"/>
    </style:style>
    <style:style style:name="T6" style:family="text">
      <style:text-properties fo:language="de" fo:country="DE"/>
    </style:style>
    <style:style style:name="T7" style:family="text">
      <style:text-properties fo:color="#e52e24"/>
    </style:style>
    <style:style style:name="T8" style:family="text">
      <style:text-properties fo:color="#152949" style:font-name="Trebuchet MS"/>
    </style:style>
    <style:style style:name="T9" style:family="text">
      <style:text-properties fo:font-size="14pt" style:font-size-asian="14pt"/>
    </style:style>
    <style:style style:name="T10" style:family="text">
      <style:text-properties style:font-name="Trebuchet MS"/>
    </style:style>
    <style:style style:name="T11" style:family="text">
      <style:text-properties style:font-name="Trebuchet MS" fo:font-weight="bold" style:font-weight-asian="bold" style:font-size-complex="11pt" style:font-weight-complex="bold"/>
    </style:style>
    <style:style style:name="T12" style:family="text">
      <style:text-properties fo:font-size="16pt" style:font-size-asian="16pt"/>
    </style:style>
    <style:style style:name="T13" style:family="text">
      <style:text-properties fo:color="#000000" style:font-name="Trebuchet MS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="0.026cm" fo:border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span text:style-name="T10">Unit Test Spezifikation und Problem Report</text:span></text:p>
      <text:p text:style-name="P5"/>
      <text:p text:style-name="P42">Der rot-kursive Text ist jeweils durch Ihren eigenen Text zu ersetzen und geben lediglich Hinweise zum Inhalt des Dokumenten Templates.</text:p>
      <text:p text:style-name="P5"/>
      <text:p text:style-name="P3"><text:span text:style-name="T1">Projekt:</text:span> <text:s/>CoffeeMaker </text:p>
      <text:p text:style-name="P7"/>
      <text:p text:style-name="P7">Änderungshistorie:</text:p>
      <text:p text:style-name="P7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7">Version</text:p>
          </table:table-cell>
          <table:table-cell table:style-name="Tabelle1.B1" office:value-type="string">
            <text:p text:style-name="P7">Author</text:p>
          </table:table-cell>
          <table:table-cell table:style-name="Tabelle1.B1" office:value-type="string">
            <text:p text:style-name="P7">Datum</text:p>
          </table:table-cell>
          <table:table-cell table:style-name="Tabelle1.D1" office:value-type="string">
            <text:p text:style-name="P7">Anmerkungen</text:p>
          </table:table-cell>
        </table:table-row>
        <table:table-row table:style-name="Tabelle1.1">
          <table:table-cell table:style-name="Tabelle1.A1" office:value-type="string">
            <text:p text:style-name="P3">1.0</text:p>
          </table:table-cell>
          <table:table-cell table:style-name="Tabelle1.B1" office:value-type="string">
            <text:p text:style-name="P3">Schaa</text:p>
          </table:table-cell>
          <table:table-cell table:style-name="Tabelle1.B1" office:value-type="string">
            <text:p text:style-name="P3">01.04.12</text:p>
          </table:table-cell>
          <table:table-cell table:style-name="Tabelle1.D1" office:value-type="string">
            <text:p text:style-name="P3"/>
          </table:table-cell>
        </table:table-row>
        <table:table-row table:style-name="Tabelle1.1">
          <table:table-cell table:style-name="Tabelle1.A1" office:value-type="string">
            <text:p text:style-name="P8"/>
          </table:table-cell>
          <table:table-cell table:style-name="Tabelle1.B1" office:value-type="string">
            <text:p text:style-name="P8"/>
          </table:table-cell>
          <table:table-cell table:style-name="Tabelle1.B1" office:value-type="string">
            <text:p text:style-name="P8"/>
          </table:table-cell>
          <table:table-cell table:style-name="Tabelle1.D1" office:value-type="string">
            <text:p text:style-name="P8"/>
          </table:table-cell>
        </table:table-row>
        <table:table-row table:style-name="Tabelle1.1">
          <table:table-cell table:style-name="Tabelle1.A1" office:value-type="string">
            <text:p text:style-name="P8"/>
          </table:table-cell>
          <table:table-cell table:style-name="Tabelle1.B1" office:value-type="string">
            <text:p text:style-name="P8"/>
          </table:table-cell>
          <table:table-cell table:style-name="Tabelle1.B1" office:value-type="string">
            <text:p text:style-name="P8"/>
          </table:table-cell>
          <table:table-cell table:style-name="Tabelle1.D1" office:value-type="string">
            <text:p text:style-name="P8"/>
          </table:table-cell>
        </table:table-row>
      </table:table>
      <text:p text:style-name="P44"/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list xml:id="list40233183" text:style-name="WW8Num1">
        <text:list-item>
          <text:p text:style-name="P48"><text:span text:style-name="T12">Test Plan:</text:span></text:p>
        </text:list-item>
      </text:list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 table:style-name="Tabelle2.1">
          <table:table-cell table:style-name="Tabelle2.A1" office:value-type="string">
            <text:p text:style-name="P14">Anforderungsscenario</text:p>
          </table:table-cell>
          <table:table-cell table:style-name="Tabelle2.B1" office:value-type="string">
            <text:p text:style-name="P15">Test Szenario</text:p>
          </table:table-cell>
          <table:table-cell table:style-name="Tabelle2.C1" office:value-type="string">
            <text:p text:style-name="P16">Testfall_ID</text:p>
          </table:table-cell>
          <table:table-cell table:style-name="Tabelle2.C1" office:value-type="string">
            <text:p text:style-name="P17">Test Daten</text:p>
          </table:table-cell>
          <table:table-cell table:style-name="Tabelle2.C1" office:value-type="string">
            <text:p text:style-name="P17">Erwartetes Ergebnis (Soll)</text:p>
          </table:table-cell>
          <table:table-cell table:style-name="Tabelle2.F1" office:value-type="string">
            <text:p text:style-name="P18">Test Abhängigkeiten</text:p>
          </table:table-cell>
        </table:table-row>
        <table:table-row table:style-name="Tabelle2.2">
          <table:table-cell table:style-name="Tabelle2.A1" office:value-type="string">
            <text:p text:style-name="P41">Add a recipe</text:p>
          </table:table-cell>
          <table:table-cell table:style-name="Tabelle2.B1" office:value-type="string">
            <text:p text:style-name="P27">Test Add Recipe </text:p>
          </table:table-cell>
          <table:table-cell table:style-name="Tabelle2.C1" office:value-type="string">
            <text:p text:style-name="P28">TID_1</text:p>
          </table:table-cell>
          <table:table-cell table:style-name="Tabelle2.C1" office:value-type="string">
            <text:p text:style-name="P29">Add 1</text:p>
            <text:p text:style-name="P29">Recipe</text:p>
          </table:table-cell>
          <table:table-cell table:style-name="Tabelle2.C1" office:value-type="string">
            <text:p text:style-name="P29">OK</text:p>
          </table:table-cell>
          <table:table-cell table:style-name="Tabelle2.F1" office:value-type="string">
            <text:p text:style-name="P20"/>
          </table:table-cell>
        </table:table-row>
        <table:table-row table:style-name="Tabelle2.2">
          <table:table-cell table:style-name="Tabelle2.A1" office:value-type="string">
            <text:p text:style-name="P41">Add a recipe</text:p>
          </table:table-cell>
          <table:table-cell table:style-name="Tabelle2.B1" office:value-type="string">
            <text:p text:style-name="P27">Test Add Recipe Maximum</text:p>
          </table:table-cell>
          <table:table-cell table:style-name="Tabelle2.C1" office:value-type="string">
            <text:p text:style-name="P28">TID_2</text:p>
          </table:table-cell>
          <table:table-cell table:style-name="Tabelle2.C1" office:value-type="string">
            <text:p text:style-name="P29">Add 3<text:span text:style-name="T2">rd</text:span> </text:p>
            <text:p text:style-name="P29">Recipe</text:p>
          </table:table-cell>
          <table:table-cell table:style-name="Tabelle2.C1" office:value-type="string">
            <text:p text:style-name="P29">OK</text:p>
          </table:table-cell>
          <table:table-cell table:style-name="Tabelle2.F1" office:value-type="string">
            <text:p text:style-name="P20"/>
          </table:table-cell>
        </table:table-row>
        <table:table-row table:style-name="Tabelle2.4">
          <table:table-cell table:style-name="Tabelle2.A1" office:value-type="string">
            <text:p text:style-name="P14">Add a recipe</text:p>
          </table:table-cell>
          <table:table-cell table:style-name="Tabelle2.B1" office:value-type="string">
            <text:p text:style-name="P27">Test Add Recipe Maximum</text:p>
          </table:table-cell>
          <table:table-cell table:style-name="Tabelle2.C1" office:value-type="string">
            <text:p text:style-name="P28">TID_3</text:p>
          </table:table-cell>
          <table:table-cell table:style-name="Tabelle2.C1" office:value-type="string">
            <text:p text:style-name="P29">Add 4<text:span text:style-name="T2">th</text:span> </text:p>
            <text:p text:style-name="P29">Recipe</text:p>
          </table:table-cell>
          <table:table-cell table:style-name="Tabelle2.C1" office:value-type="string">
            <text:p text:style-name="P29">nicht OK</text:p>
          </table:table-cell>
          <table:table-cell table:style-name="Tabelle2.F1" office:value-type="string">
            <text:p text:style-name="P30"/>
          </table:table-cell>
        </table:table-row>
        <table:table-row table:style-name="Tabelle2.4">
          <table:table-cell table:style-name="Tabelle2.A1" office:value-type="string">
            <text:p text:style-name="P14">Add a recipe</text:p>
          </table:table-cell>
          <table:table-cell table:style-name="Tabelle2.B1" office:value-type="string">
            <text:p text:style-name="P27">Test Add Existing Recipe </text:p>
          </table:table-cell>
          <table:table-cell table:style-name="Tabelle2.C1" office:value-type="string">
            <text:p text:style-name="P28">TID_4</text:p>
          </table:table-cell>
          <table:table-cell table:style-name="Tabelle2.C1" office:value-type="string">
            <text:p text:style-name="P29">Add Recipe same name</text:p>
            <text:p text:style-name="P29"/>
          </table:table-cell>
          <table:table-cell table:style-name="Tabelle2.C1" office:value-type="string">
            <text:p text:style-name="P29">Nicht OK</text:p>
          </table:table-cell>
          <table:table-cell table:style-name="Tabelle2.F1" office:value-type="string">
            <text:p text:style-name="P30"/>
          </table:table-cell>
        </table:table-row>
        <table:table-row table:style-name="Tabelle2.4">
          <table:table-cell table:style-name="Tabelle2.A1" office:value-type="string">
            <text:p text:style-name="P14">Add a recipe</text:p>
          </table:table-cell>
          <table:table-cell table:style-name="Tabelle2.B1" office:value-type="string">
            <text:p text:style-name="P27">Test Add Existing Recipe</text:p>
          </table:table-cell>
          <table:table-cell table:style-name="Tabelle2.C1" office:value-type="string">
            <text:p text:style-name="P28">TID_5</text:p>
          </table:table-cell>
          <table:table-cell table:style-name="Tabelle2.C1" office:value-type="string">
            <text:p text:style-name="P29">Add Empty Recipe </text:p>
            <text:p text:style-name="P29"/>
          </table:table-cell>
          <table:table-cell table:style-name="Tabelle2.C1" office:value-type="string">
            <text:p text:style-name="P29">Nicht OK</text:p>
          </table:table-cell>
          <table:table-cell table:style-name="Tabelle2.F1" office:value-type="string">
            <text:p text:style-name="P30"/>
          </table:table-cell>
        </table:table-row>
        <table:table-row table:style-name="Tabelle2.4">
          <table:table-cell table:style-name="Tabelle2.A1" office:value-type="string">
            <text:p text:style-name="P14">Add a recipe</text:p>
          </table:table-cell>
          <table:table-cell table:style-name="Tabelle2.B1" office:value-type="string">
            <text:p text:style-name="P27">Test Add Recipe with false types</text:p>
          </table:table-cell>
          <table:table-cell table:style-name="Tabelle2.C1" office:value-type="string">
            <text:p text:style-name="P28">TID_6</text:p>
          </table:table-cell>
          <table:table-cell table:style-name="Tabelle2.C1" office:value-type="string">
            <text:p text:style-name="P29">Price, Sugar, Milk, Choco</text:p>
          </table:table-cell>
          <table:table-cell table:style-name="Tabelle2.C1" office:value-type="string">
            <text:p text:style-name="P29">OK</text:p>
          </table:table-cell>
          <table:table-cell table:style-name="Tabelle2.F1" office:value-type="string">
            <text:p text:style-name="P30"/>
          </table:table-cell>
        </table:table-row>
        <table:table-row table:style-name="Tabelle2.4">
          <table:table-cell table:style-name="Tabelle2.A1" office:value-type="string">
            <text:p text:style-name="P14">Add a recipe</text:p>
          </table:table-cell>
          <table:table-cell table:style-name="Tabelle2.B1" office:value-type="string">
            <text:p text:style-name="P27">Test Add Recipe with negative values</text:p>
          </table:table-cell>
          <table:table-cell table:style-name="Tabelle2.C1" office:value-type="string">
            <text:p text:style-name="P28">TID_7</text:p>
          </table:table-cell>
          <table:table-cell table:style-name="Tabelle2.C1" office:value-type="string">
            <text:p text:style-name="P29">Price, Sugar, Milk, Choco</text:p>
          </table:table-cell>
          <table:table-cell table:style-name="Tabelle2.C1" office:value-type="string">
            <text:p text:style-name="P29">Nicht OK</text:p>
          </table:table-cell>
          <table:table-cell table:style-name="Tabelle2.F1" office:value-type="string">
            <text:p text:style-name="P30"/>
          </table:table-cell>
        </table:table-row>
        <table:table-row table:style-name="Tabelle2.4">
          <table:table-cell table:style-name="Tabelle2.A1" office:value-type="string">
            <text:p text:style-name="P14">Edit a recipe</text:p>
          </table:table-cell>
          <table:table-cell table:style-name="Tabelle2.B1" office:value-type="string">
            <text:p text:style-name="P27">Test Edit Recipe</text:p>
          </table:table-cell>
          <table:table-cell table:style-name="Tabelle2.C1" office:value-type="string">
            <text:p text:style-name="P28">TID_8</text:p>
          </table:table-cell>
          <table:table-cell table:style-name="Tabelle2.C1" office:value-type="string">
            <text:p text:style-name="P29">Price, Sugar, Milk, Choco</text:p>
          </table:table-cell>
          <table:table-cell table:style-name="Tabelle2.C1" office:value-type="string">
            <text:p text:style-name="P29">OK</text:p>
          </table:table-cell>
          <table:table-cell table:style-name="Tabelle2.F1" office:value-type="string">
            <text:p text:style-name="P30"/>
          </table:table-cell>
        </table:table-row>
        <table:table-row table:style-name="Tabelle2.4">
          <table:table-cell table:style-name="Tabelle2.A1" office:value-type="string">
            <text:p text:style-name="P14">Edit a recipe</text:p>
          </table:table-cell>
          <table:table-cell table:style-name="Tabelle2.B1" office:value-type="string">
            <text:p text:style-name="P27">Test Edit Recipe with false types</text:p>
          </table:table-cell>
          <table:table-cell table:style-name="Tabelle2.C1" office:value-type="string">
            <text:p text:style-name="P28">TID_9</text:p>
          </table:table-cell>
          <table:table-cell table:style-name="Tabelle2.C1" office:value-type="string">
            <text:p text:style-name="P29">Price, Sugar, Milk, Choco</text:p>
          </table:table-cell>
          <table:table-cell table:style-name="Tabelle2.C1" office:value-type="string">
            <text:p text:style-name="P29">OK</text:p>
          </table:table-cell>
          <table:table-cell table:style-name="Tabelle2.F1" office:value-type="string">
            <text:p text:style-name="P30"/>
          </table:table-cell>
        </table:table-row>
        <table:table-row table:style-name="Tabelle2.4">
          <table:table-cell table:style-name="Tabelle2.A1" office:value-type="string">
            <text:p text:style-name="P14">Edit a recipe</text:p>
          </table:table-cell>
          <table:table-cell table:style-name="Tabelle2.B1" office:value-type="string">
            <text:p text:style-name="P27">Test Edit Recipe with negative values</text:p>
          </table:table-cell>
          <table:table-cell table:style-name="Tabelle2.C1" office:value-type="string">
            <text:p text:style-name="P28">TID_10</text:p>
          </table:table-cell>
          <table:table-cell table:style-name="Tabelle2.C1" office:value-type="string">
            <text:p text:style-name="P29">Price, Sugar, Milk, Choco</text:p>
          </table:table-cell>
          <table:table-cell table:style-name="Tabelle2.C1" office:value-type="string">
            <text:p text:style-name="P29">Nicht OK</text:p>
          </table:table-cell>
          <table:table-cell table:style-name="Tabelle2.F1" office:value-type="string">
            <text:p text:style-name="P30"/>
          </table:table-cell>
        </table:table-row>
        <table:table-row table:style-name="Tabelle2.4">
          <table:table-cell table:style-name="Tabelle2.A1" office:value-type="string">
            <text:p text:style-name="P14">Edit a recipe</text:p>
          </table:table-cell>
          <table:table-cell table:style-name="Tabelle2.B1" office:value-type="string">
            <text:p text:style-name="P27">Test Edit Recipe that not exists</text:p>
          </table:table-cell>
          <table:table-cell table:style-name="Tabelle2.C1" office:value-type="string">
            <text:p text:style-name="P28">TID_11</text:p>
          </table:table-cell>
          <table:table-cell table:style-name="Tabelle2.C1" office:value-type="string">
            <text:p text:style-name="P29"/>
            <text:p text:style-name="P29"/>
          </table:table-cell>
          <table:table-cell table:style-name="Tabelle2.C1" office:value-type="string">
            <text:p text:style-name="P29">Nicht OK</text:p>
          </table:table-cell>
          <table:table-cell table:style-name="Tabelle2.F1" office:value-type="string">
            <text:p text:style-name="P30"/>
          </table:table-cell>
        </table:table-row>
        <table:table-row table:style-name="Tabelle2.4">
          <table:table-cell table:style-name="Tabelle2.A1" office:value-type="string">
            <text:p text:style-name="P14">Edit a recipe</text:p>
          </table:table-cell>
          <table:table-cell table:style-name="Tabelle2.B1" office:value-type="string">
            <text:p text:style-name="P27">Test Edit a recipes name</text:p>
          </table:table-cell>
          <table:table-cell table:style-name="Tabelle2.C1" office:value-type="string">
            <text:p text:style-name="P28">TID_12</text:p>
          </table:table-cell>
          <table:table-cell table:style-name="Tabelle2.C1" office:value-type="string">
            <text:p text:style-name="P29"/>
            <text:p text:style-name="P29"/>
          </table:table-cell>
          <table:table-cell table:style-name="Tabelle2.C1" office:value-type="string">
            <text:p text:style-name="P29">Nicht OK</text:p>
          </table:table-cell>
          <table:table-cell table:style-name="Tabelle2.F1" office:value-type="string">
            <text:p text:style-name="P30"/>
          </table:table-cell>
        </table:table-row>
        <table:table-row table:style-name="Tabelle2.4">
          <table:table-cell table:style-name="Tabelle2.A14" office:value-type="string">
            <text:p text:style-name="P14">Delete a recipe</text:p>
          </table:table-cell>
          <table:table-cell table:style-name="Tabelle2.B14" office:value-type="string">
            <text:p text:style-name="P27">Test Delete Recipe </text:p>
          </table:table-cell>
          <table:table-cell table:style-name="Tabelle2.C14" office:value-type="string">
            <text:p text:style-name="P28">TID_13</text:p>
          </table:table-cell>
          <table:table-cell table:style-name="Tabelle2.C14" office:value-type="string">
            <text:p text:style-name="P29"/>
          </table:table-cell>
          <table:table-cell table:style-name="Tabelle2.C14" office:value-type="string">
            <text:p text:style-name="P29">OK</text:p>
          </table:table-cell>
          <table:table-cell table:style-name="Tabelle2.F14" office:value-type="string">
            <text:p text:style-name="P30"/>
          </table:table-cell>
        </table:table-row>
        <table:table-row table:style-name="Tabelle2.4">
          <table:table-cell table:style-name="Tabelle2.A1" office:value-type="string">
            <text:p text:style-name="P14">Delete a recipe</text:p>
          </table:table-cell>
          <table:table-cell table:style-name="Tabelle2.B1" office:value-type="string">
            <text:p text:style-name="P27">Test Delete a recipe that nit exists</text:p>
          </table:table-cell>
          <table:table-cell table:style-name="Tabelle2.C1" office:value-type="string">
            <text:p text:style-name="P28">TID_14</text:p>
          </table:table-cell>
          <table:table-cell table:style-name="Tabelle2.B1" office:value-type="string">
            <text:p text:style-name="P27"/>
          </table:table-cell>
          <table:table-cell table:style-name="Tabelle2.C1" office:value-type="string">
            <text:p text:style-name="P29">Nicht OK</text:p>
          </table:table-cell>
          <table:table-cell table:style-name="Tabelle2.F1" office:value-type="string">
            <text:p text:style-name="P30"/>
          </table:table-cell>
        </table:table-row>
        <table:table-row table:style-name="Tabelle2.4">
          <table:table-cell table:style-name="Tabelle2.A1" office:value-type="string">
            <text:p text:style-name="P14">Add Inventory</text:p>
          </table:table-cell>
          <table:table-cell table:style-name="Tabelle2.B1" office:value-type="string">
            <text:p text:style-name="P27">Test Add Inventory</text:p>
          </table:table-cell>
          <table:table-cell table:style-name="Tabelle2.C1" office:value-type="string">
            <text:p text:style-name="P28">TID_15</text:p>
          </table:table-cell>
          <table:table-cell table:style-name="Tabelle2.C1" office:value-type="string">
            <text:p text:style-name="P29">Add Inventory </text:p>
            <text:p text:style-name="P29"/>
          </table:table-cell>
          <table:table-cell table:style-name="Tabelle2.C1" office:value-type="string">
            <text:p text:style-name="P29">OK</text:p>
          </table:table-cell>
          <table:table-cell table:style-name="Tabelle2.F1" office:value-type="string">
            <text:p text:style-name="P30"/>
          </table:table-cell>
        </table:table-row>
        <table:table-row table:style-name="Tabelle2.4">
          <table:table-cell table:style-name="Tabelle2.A1" office:value-type="string">
            <text:p text:style-name="P14">Add Inventory</text:p>
          </table:table-cell>
          <table:table-cell table:style-name="Tabelle2.B1" office:value-type="string">
            <text:p text:style-name="P27">Test Add Inventory wrong types</text:p>
          </table:table-cell>
          <table:table-cell table:style-name="Tabelle2.C1" office:value-type="string">
            <text:p text:style-name="P28">TID_16</text:p>
          </table:table-cell>
          <table:table-cell table:style-name="Tabelle2.B1" office:value-type="string">
            <text:p text:style-name="P29">Price, Sugar, Milk, Choco</text:p>
          </table:table-cell>
          <table:table-cell table:style-name="Tabelle2.C1" office:value-type="string">
            <text:p text:style-name="P29">Nicht OK</text:p>
          </table:table-cell>
          <table:table-cell table:style-name="Tabelle2.F1" office:value-type="string">
            <text:p text:style-name="P30"/>
          </table:table-cell>
        </table:table-row>
        <text:soft-page-break/>
        <table:table-row table:style-name="Tabelle2.4">
          <table:table-cell table:style-name="Tabelle2.A1" office:value-type="string">
            <text:p text:style-name="P14">Add Inventory</text:p>
          </table:table-cell>
          <table:table-cell table:style-name="Tabelle2.B1" office:value-type="string">
            <text:p text:style-name="P27">Test Add Inventory with negative vaules</text:p>
          </table:table-cell>
          <table:table-cell table:style-name="Tabelle2.C1" office:value-type="string">
            <text:p text:style-name="P28">TID_17</text:p>
          </table:table-cell>
          <table:table-cell table:style-name="Tabelle2.B1" office:value-type="string">
            <text:p text:style-name="P29">Price, Sugar, Milk, Choco</text:p>
          </table:table-cell>
          <table:table-cell table:style-name="Tabelle2.C1" office:value-type="string">
            <text:p text:style-name="P29">Nicht OK</text:p>
          </table:table-cell>
          <table:table-cell table:style-name="Tabelle2.F1" office:value-type="string">
            <text:p text:style-name="P30"/>
          </table:table-cell>
        </table:table-row>
        <table:table-row table:style-name="Tabelle2.4">
          <table:table-cell table:style-name="Tabelle2.A1" office:value-type="string">
            <text:p text:style-name="P14">Check Inventory</text:p>
          </table:table-cell>
          <table:table-cell table:style-name="Tabelle2.B1" office:value-type="string">
            <text:p text:style-name="P27">Test Check Inventory with start volume</text:p>
          </table:table-cell>
          <table:table-cell table:style-name="Tabelle2.C1" office:value-type="string">
            <text:p text:style-name="P28">TID_18</text:p>
          </table:table-cell>
          <table:table-cell table:style-name="Tabelle2.C1" office:value-type="string">
            <text:p text:style-name="P29">Price, Sugar, Milk, Choco</text:p>
          </table:table-cell>
          <table:table-cell table:style-name="Tabelle2.C1" office:value-type="string">
            <text:p text:style-name="P29">OK</text:p>
          </table:table-cell>
          <table:table-cell table:style-name="Tabelle2.F1" office:value-type="string">
            <text:p text:style-name="P30"/>
          </table:table-cell>
        </table:table-row>
        <table:table-row table:style-name="Tabelle2.4">
          <table:table-cell table:style-name="Tabelle2.A1" office:value-type="string">
            <text:p text:style-name="P14">Check Inventory</text:p>
          </table:table-cell>
          <table:table-cell table:style-name="Tabelle2.B1" office:value-type="string">
            <text:p text:style-name="P27">Test Check Inventory after increment increment</text:p>
          </table:table-cell>
          <table:table-cell table:style-name="Tabelle2.C1" office:value-type="string">
            <text:p text:style-name="P28">TID_19</text:p>
          </table:table-cell>
          <table:table-cell table:style-name="Tabelle2.C1" office:value-type="string">
            <text:p text:style-name="P29">Price, Sugar, Milk, Choco</text:p>
          </table:table-cell>
          <table:table-cell table:style-name="Tabelle2.C1" office:value-type="string">
            <text:p text:style-name="P29">OK</text:p>
          </table:table-cell>
          <table:table-cell table:style-name="Tabelle2.F1" office:value-type="string">
            <text:p text:style-name="P30"/>
          </table:table-cell>
        </table:table-row>
        <table:table-row table:style-name="Tabelle2.4">
          <table:table-cell table:style-name="Tabelle2.A1" office:value-type="string">
            <text:p text:style-name="P14">Purchase beverage</text:p>
          </table:table-cell>
          <table:table-cell table:style-name="Tabelle2.B1" office:value-type="string">
            <text:p text:style-name="P27">Test Purchase Beverage with ideal amount of money</text:p>
          </table:table-cell>
          <table:table-cell table:style-name="Tabelle2.C1" office:value-type="string">
            <text:p text:style-name="P28">TID_20</text:p>
          </table:table-cell>
          <table:table-cell table:style-name="Tabelle2.C1" office:value-type="string">
            <text:p text:style-name="P27">Price, Change</text:p>
          </table:table-cell>
          <table:table-cell table:style-name="Tabelle2.C1" office:value-type="string">
            <text:p text:style-name="P29">Nicht OK</text:p>
          </table:table-cell>
          <table:table-cell table:style-name="Tabelle2.F1" office:value-type="string">
            <text:p text:style-name="P30"/>
          </table:table-cell>
        </table:table-row>
        <table:table-row table:style-name="Tabelle2.4">
          <table:table-cell table:style-name="Tabelle2.A1" office:value-type="string">
            <text:p text:style-name="P14">Purchase beverage</text:p>
          </table:table-cell>
          <table:table-cell table:style-name="Tabelle2.B1" office:value-type="string">
            <text:p text:style-name="P27">Test Purchase Beverage</text:p>
            <text:p text:style-name="P27">with to much money and the right change</text:p>
          </table:table-cell>
          <table:table-cell table:style-name="Tabelle2.C1" office:value-type="string">
            <text:p text:style-name="P28">TID_21</text:p>
          </table:table-cell>
          <table:table-cell table:style-name="Tabelle2.C1" office:value-type="string">
            <text:p text:style-name="P27">Price, Change</text:p>
          </table:table-cell>
          <table:table-cell table:style-name="Tabelle2.C1" office:value-type="string">
            <text:p text:style-name="P29">OK</text:p>
          </table:table-cell>
          <table:table-cell table:style-name="Tabelle2.F1" office:value-type="string">
            <text:p text:style-name="P30"/>
          </table:table-cell>
        </table:table-row>
        <table:table-row table:style-name="Tabelle2.4">
          <table:table-cell table:style-name="Tabelle2.A1" office:value-type="string">
            <text:p text:style-name="P14">Purchase beverage</text:p>
          </table:table-cell>
          <table:table-cell table:style-name="Tabelle2.B1" office:value-type="string">
            <text:p text:style-name="P27">Test Purchase Beverage with not enough money</text:p>
          </table:table-cell>
          <table:table-cell table:style-name="Tabelle2.C1" office:value-type="string">
            <text:p text:style-name="P28">TID_22</text:p>
          </table:table-cell>
          <table:table-cell table:style-name="Tabelle2.C1" office:value-type="string">
            <text:p text:style-name="P27">Price, Change</text:p>
          </table:table-cell>
          <table:table-cell table:style-name="Tabelle2.C1" office:value-type="string">
            <text:p text:style-name="P29">OK</text:p>
          </table:table-cell>
          <table:table-cell table:style-name="Tabelle2.F1" office:value-type="string">
            <text:p text:style-name="P30"/>
          </table:table-cell>
        </table:table-row>
        <table:table-row table:style-name="Tabelle2.4">
          <table:table-cell table:style-name="Tabelle2.A1" office:value-type="string">
            <text:p text:style-name="P14">Purchase beverage</text:p>
          </table:table-cell>
          <table:table-cell table:style-name="Tabelle2.B1" office:value-type="string">
            <text:p text:style-name="P27">Test Puchause Beverage with enough money, but not enough ingre-</text:p>
            <text:p text:style-name="P27">dient and get the money back</text:p>
          </table:table-cell>
          <table:table-cell table:style-name="Tabelle2.C1" office:value-type="string">
            <text:p text:style-name="P28">TID_23</text:p>
          </table:table-cell>
          <table:table-cell table:style-name="Tabelle2.C1" office:value-type="string">
            <text:p text:style-name="P27">Price, Change</text:p>
          </table:table-cell>
          <table:table-cell table:style-name="Tabelle2.C1" office:value-type="string">
            <text:p text:style-name="P29">Nicht OK</text:p>
          </table:table-cell>
          <table:table-cell table:style-name="Tabelle2.F1" office:value-type="string">
            <text:p text:style-name="P30"/>
          </table:table-cell>
        </table:table-row>
      </table:table>
      <text:p text:style-name="P45"/>
      <text:p text:style-name="P46"/>
      <text:list xml:id="list41259599" text:continue-numbering="true" text:style-name="WW8Num1">
        <text:list-item>
          <text:p text:style-name="P49">Testfall Spezifikation:</text:p>
        </text:list-item>
      </text:list>
      <text:p text:style-name="P40"/>
      <text:p text:style-name="P40">Hier wird jedes Test Szenario aus Kapitel 1 detailiert erklärt und auf eventuelle Ausnahmen/ Ausgrenzungen hingewiesen. Testverhalten werden modelliert und spezifiziert (z.B. UML Sequenz Diagramm).</text:p>
      <text:p text:style-name="P40"/>
      <text:p text:style-name="P2"><text:span text:style-name="T11">Testfall_ID: TID 1</text:span></text:p>
      <text:p text:style-name="P4"><text:tab/>Ein korrektes Rezept einfügen.</text:p>
      <text:p text:style-name="P4"><text:tab/><text:span text:style-name="T4">Eingabe/Ausgabe</text:span>: Recipe / boolean</text:p>
      <text:p text:style-name="P4"><text:tab/><text:span text:style-name="T4">Spezikation</text:span>:</text:p>
      <text:p text:style-name="P4"><text:tab/><text:span text:style-name="T4">Ausgrenzungen</text:span>: Es konnen nur 3 Rezepte hinzugef  ugt werden </text:p>
      <text:p text:style-name="P4"/>
      <text:p text:style-name="P4"><text:span text:style-name="T4">Testfall_ID: TID 2</text:span></text:p>
      <text:p text:style-name="P11">Die maximale Anzahl Repezte hinzufugen.</text:p>
      <text:p text:style-name="P11"><text:span text:style-name="T4">Eingabe/Ausgabe</text:span>: Recipe / boolean</text:p>
      <text:p text:style-name="P11"><text:span text:style-name="T4">Spezikation</text:span>:</text:p>
      <text:p text:style-name="P11"><text:span text:style-name="T4">Ausgrenzungen</text:span>: Es konnen nur 3 Rezepte hinzugefügt werden</text:p>
      <text:p text:style-name="P4"/>
      <text:p text:style-name="P4"><text:span text:style-name="T4">Testfall_ID: TID 3</text:span></text:p>
      <text:p text:style-name="P11">Mehr Rezepte hinzufugen als erlaubt sind.</text:p>
      <text:p text:style-name="P11"><text:span text:style-name="T4">Eingabe/Ausgabe</text:span>: Recipe / boolean</text:p>
      <text:p text:style-name="P11"><text:span text:style-name="T4">Spezikation</text:span>:</text:p>
      <text:p text:style-name="P11"><text:span text:style-name="T4">Ausgrenzungen</text:span>: Es konnen nur 3 Rezepte hinzugefügt werden.</text:p>
      <text:p text:style-name="P4"/>
      <text:p text:style-name="P4"><text:span text:style-name="T4">Testfall_ID: TID 4</text:span></text:p>
      <text:p text:style-name="P11">Ein Rezept hinzufugen das bereits existiert.</text:p>
      <text:p text:style-name="P11"><text:span text:style-name="T4">Eingabe/Ausgabe</text:span>: Recipe / boolean</text:p>
      <text:p text:style-name="P11"><text:span text:style-name="T4">Spezikation</text:span>:</text:p>
      <text:p text:style-name="P11"><text:soft-page-break/><text:span text:style-name="T4">Ausgrenzungen</text:span>: Es durfen keine Rezepte überschrieben werden.</text:p>
      <text:p text:style-name="P4"/>
      <text:p text:style-name="P4"><text:span text:style-name="T4">Testfall_ID: TID 5</text:span></text:p>
      <text:p text:style-name="P11">Ein Rezept mit leeren Namen hinzufügen.</text:p>
      <text:p text:style-name="P11"><text:span text:style-name="T4">Eingabe/Ausgabe</text:span>: Recipe / boolean</text:p>
      <text:p text:style-name="P13"><text:span text:style-name="T4">Spezikation</text:span>:</text:p>
      <text:p text:style-name="P12"><text:span text:style-name="T4">Ausgrenzungen</text:span>: Der Names eines Rezeptes muss Unique sein und gesetztwerden.</text:p>
      <text:p text:style-name="P4"/>
      <text:p text:style-name="P4"><text:span text:style-name="T4">Testfall_ID: TID 6</text:span></text:p>
      <text:p text:style-name="P13">Ein Rezept mit den falschen Typen erzeugen.</text:p>
      <text:p text:style-name="P13"><text:span text:style-name="T4">Eingabe/Ausgabe</text:span>: Recipe / boolean</text:p>
      <text:p text:style-name="P13"><text:span text:style-name="T4">Spezikation</text:span>:</text:p>
      <text:p text:style-name="P13"><text:span text:style-name="T4">Ausgrenzungen</text:span>: Der Name muss String sein, alle Zutaten integer.</text:p>
      <text:p text:style-name="P4"/>
      <text:p text:style-name="P4"><text:span text:style-name="T4">Testfall_ID: TID 7</text:span></text:p>
      <text:p text:style-name="P13">Ein Rezept mit negativen Zutaten erzeugen.</text:p>
      <text:p text:style-name="P13"><text:span text:style-name="T4">Eingabe/Ausgabe</text:span>: Recipe / boolean</text:p>
      <text:p text:style-name="P13"><text:span text:style-name="T4">Spezikation</text:span>:</text:p>
      <text:p text:style-name="P13"><text:span text:style-name="T4">Ausgrenzungen</text:span>: Alle Zutaten mussen einen positiven Wert haben.</text:p>
      <text:p text:style-name="P4"/>
      <text:p text:style-name="P4"><text:span text:style-name="T4">Testfall_ID: TID 8</text:span></text:p>
      <text:p text:style-name="P13">Ein Rezept editieren.</text:p>
      <text:p text:style-name="P13"><text:span text:style-name="T4">Eingabe/Ausgabe</text:span>: Ein Rezept editieren</text:p>
      <text:p text:style-name="P13"><text:span text:style-name="T4">Spezikation</text:span>: Recipe / boolean</text:p>
      <text:p text:style-name="P13"><text:span text:style-name="T4">Ausgrenzungen</text:span>:</text:p>
      <text:p text:style-name="P4"/>
      <text:p text:style-name="P4"><text:soft-page-break/><text:span text:style-name="T4">Testfall_ID: TID 9</text:span></text:p>
      <text:p text:style-name="P13">Ein Rezept mit falschen Typen editieren.</text:p>
      <text:p text:style-name="P13"><text:span text:style-name="T4">Eingabe/Ausgabe</text:span>: Recipe / boolean</text:p>
      <text:p text:style-name="P13"><text:span text:style-name="T4">Spezikation</text:span>:</text:p>
      <text:p text:style-name="P13"><text:span text:style-name="T4">Ausgrenzungen</text:span>: Die Zutaten eines Rezepts durfen nur vom Typ Integer sein.</text:p>
      <text:p text:style-name="P4"/>
      <text:p text:style-name="P4"><text:span text:style-name="T4">Testfall_ID: TID 10</text:span></text:p>
      <text:p text:style-name="P11">Ein Rezept mit negativen Werten editieren.</text:p>
      <text:p text:style-name="P11"><text:span text:style-name="T4">Eingabe/Ausgabe</text:span>: Recipe / boolean</text:p>
      <text:p text:style-name="P11"><text:span text:style-name="T4">Spezikation</text:span>:</text:p>
      <text:p text:style-name="P11"><text:span text:style-name="T4">Ausgrenzungen</text:span>: Alle Zutaten mussen Positiv sein.</text:p>
      <text:p text:style-name="P4"/>
      <text:p text:style-name="P4"><text:span text:style-name="T4">Testfall_ID: TID 11</text:span></text:p>
      <text:p text:style-name="P11">Ein Rezept editieren das nicht existiert.</text:p>
      <text:p text:style-name="P11"><text:span text:style-name="T4">Eingabe/Ausgabe</text:span>: Recipe / boolean</text:p>
      <text:p text:style-name="P11"><text:span text:style-name="T4">Spezikation</text:span>:</text:p>
      <text:p text:style-name="P11"><text:span text:style-name="T4">Ausgrenzungen</text:span>: </text:p>
      <text:p text:style-name="P4"/>
      <text:p text:style-name="P4"><text:span text:style-name="T4">Testfall_ID: TID 12</text:span></text:p>
      <text:p text:style-name="P13">Den Namen eins Rezeptes editieren.</text:p>
      <text:p text:style-name="P13"><text:span text:style-name="T4">Eingabe/Ausgabe</text:span>: Recipe / boolean</text:p>
      <text:p text:style-name="P13"><text:span text:style-name="T4">Spezikation</text:span>:</text:p>
      <text:p text:style-name="P13"><text:span text:style-name="T4">Ausgrenzungen</text:span>:</text:p>
      <text:p text:style-name="P4"/>
      <text:p text:style-name="P4"><text:span text:style-name="T4">Testfall_ID: TID 13</text:span></text:p>
      <text:p text:style-name="P13">Ein Rezept entfernen.</text:p>
      <text:p text:style-name="P13"><text:soft-page-break/><text:span text:style-name="T4">Eingabe/Ausgabe</text:span>: String / boolean</text:p>
      <text:p text:style-name="P13"><text:span text:style-name="T4">Spezikation</text:span>:</text:p>
      <text:p text:style-name="P13"><text:span text:style-name="T4">Ausgrenzungen</text:span>:</text:p>
      <text:p text:style-name="P4"/>
      <text:p text:style-name="P4"><text:span text:style-name="T4">Testfall_ID: TID 14</text:span></text:p>
      <text:p text:style-name="P11">Ein Rezept entfernen das nicht esistiert.</text:p>
      <text:p text:style-name="P11"><text:span text:style-name="T4">Eingabe/Ausgabe</text:span>: String / boolean</text:p>
      <text:p text:style-name="P11"><text:span text:style-name="T4">Spezikation</text:span>:</text:p>
      <text:p text:style-name="P11"><text:span text:style-name="T4">Ausgrenzungen</text:span>:</text:p>
      <text:p text:style-name="P4"/>
      <text:p text:style-name="P4"><text:span text:style-name="T4">Testfall_ID: TID 15</text:span></text:p>
      <text:p text:style-name="P13">Im Inventar Zutaten aufstocken.</text:p>
      <text:p text:style-name="P13"><text:span text:style-name="T4">Eingabe/Ausgabe</text:span>: Recipe / boolean</text:p>
      <text:p text:style-name="P13"><text:span text:style-name="T4">Spezikation</text:span>:</text:p>
      <text:p text:style-name="P13"><text:span text:style-name="T4">Ausgrenzungen</text:span>:</text:p>
      <text:p text:style-name="P4"/>
      <text:p text:style-name="P4"><text:span text:style-name="T4">Testfall_ID: TID 16</text:span></text:p>
      <text:p text:style-name="P13">Dem Intentar Werte mit den falschen Typen übergeben.</text:p>
      <text:p text:style-name="P13"><text:span text:style-name="T4">Eingabe/Ausgabe</text:span>: Double / boolean</text:p>
      <text:p text:style-name="P13"><text:span text:style-name="T4">Spezikation</text:span>:</text:p>
      <text:p text:style-name="P13"><text:span text:style-name="T4">Ausgrenzungen</text:span>:</text:p>
      <text:p text:style-name="P4"/>
      <text:p text:style-name="P4"><text:span text:style-name="T4">Testfall_ID: TID 17</text:span></text:p>
      <text:p text:style-name="P11">Dem Inventar negative Werte zum Aufstocken übergeben.</text:p>
      <text:p text:style-name="P11"><text:span text:style-name="T4">Eingabe/Ausgabe</text:span>: Integer / boolean</text:p>
      <text:p text:style-name="P11"><text:span text:style-name="T4">Spezikation</text:span>:</text:p>
      <text:p text:style-name="P11"><text:soft-page-break/><text:span text:style-name="T4">Ausgrenzungen</text:span>:</text:p>
      <text:p text:style-name="P4"/>
      <text:p text:style-name="P4"><text:span text:style-name="T4">Testfall_ID: TID 18</text:span></text:p>
      <text:p text:style-name="P11">Das Inventar mit den Inizialwerten testen.</text:p>
      <text:p text:style-name="P11"><text:span text:style-name="T4">Eingabe/Ausgabe</text:span>: - / boolean</text:p>
      <text:p text:style-name="P11"><text:span text:style-name="T4">Spezikation</text:span>:</text:p>
      <text:p text:style-name="P11"><text:span text:style-name="T4">Ausgrenzungen</text:span>:</text:p>
      <text:p text:style-name="P4"/>
      <text:p text:style-name="P4"><text:span text:style-name="T4">Testfall_ID: TID 19</text:span></text:p>
      <text:p text:style-name="P13">Das Inventar nach dem erhöhen der Werte prüfen.</text:p>
      <text:p text:style-name="P13"><text:span text:style-name="T4">Eingabe/Ausgabe</text:span>: - / boolean</text:p>
      <text:p text:style-name="P13"><text:span text:style-name="T4">Spezikation</text:span>:</text:p>
      <text:p text:style-name="P13"><text:span text:style-name="T4">Ausgrenzungen</text:span>:</text:p>
      <text:p text:style-name="P4"/>
      <text:p text:style-name="P4"><text:span text:style-name="T4">Testfall_ID: TID 20</text:span></text:p>
      <text:p text:style-name="P11">Einen Kaffee mit der genau richtigen Menge kaufen ohne Rückgeld zu erhalten.</text:p>
      <text:p text:style-name="P11"><text:span text:style-name="T4">Eingabe/Ausgabe</text:span>: Integer / boolean</text:p>
      <text:p text:style-name="P11"><text:span text:style-name="T4">Spezikation</text:span>:</text:p>
      <text:p text:style-name="P11"><text:span text:style-name="T4">Ausgrenzungen</text:span>:</text:p>
      <text:p text:style-name="P4"/>
      <text:p text:style-name="P4"><text:span text:style-name="T4">Testfall_ID: TID 21</text:span></text:p>
      <text:p text:style-name="P11">Einen Kaffee mit zu viel Geld kaufen und die richtige Menge an Ruckgeld zuruck <text:tab/>erhalten.</text:p>
      <text:p text:style-name="P11"><text:span text:style-name="T4">Eingabe/Ausgabe</text:span>: Integer / boolean</text:p>
      <text:p text:style-name="P11"><text:span text:style-name="T4">Spezikation</text:span>:</text:p>
      <text:p text:style-name="P11"><text:span text:style-name="T4">Ausgrenzungen</text:span>:</text:p>
      <text:p text:style-name="P4"/>
      <text:p text:style-name="P4"><text:soft-page-break/><text:span text:style-name="T4">Testfall_ID: TID 22</text:span></text:p>
      <text:p text:style-name="P13">Einen Kaffee mit zu wenig Geld kaufen und eine Aufforderung zur weiteren Zahlung <text:tab/>erhalten.</text:p>
      <text:p text:style-name="P13"><text:span text:style-name="T4">Eingabe/Ausgabe</text:span>: Integer / boolean</text:p>
      <text:p text:style-name="P13"><text:span text:style-name="T4">Spezikation</text:span>:</text:p>
      <text:p text:style-name="P13"><text:span text:style-name="T4">Ausgrenzungen</text:span>:</text:p>
      <text:p text:style-name="P4"><text:span text:style-name="T4"/></text:p>
      <text:p text:style-name="P4"><text:span text:style-name="T4">Testfall_ID: TID 23</text:span></text:p>
      <text:p text:style-name="P11">Einen Kaffee mit genug Geld kaufen, wofur nicht genug Zutaten vorhanden sind und <text:tab/>das komplette Geld wieder zurück bekommen.</text:p>
      <text:p text:style-name="P11"><text:span text:style-name="T4">Eingabe/Ausgabe</text:span>: Integer / boolean</text:p>
      <text:p text:style-name="P11"><text:span text:style-name="T4">Spezikation</text:span>:</text:p>
      <text:p text:style-name="P11"><text:span text:style-name="T4">Ausgrenzungen</text:span>:</text:p>
      <text:list xml:id="list41261123" text:continue-numbering="true" text:style-name="WW8Num1">
        <text:list-item>
          <text:p text:style-name="P50">Test Ergebnisse:</text:p>
        </text:list-item>
      </text:list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 table:style-name="Tabelle3.1">
          <table:table-cell table:style-name="Tabelle3.A1" office:value-type="string">
            <text:p text:style-name="P3">Testfall_ID</text:p>
          </table:table-cell>
          <table:table-cell table:style-name="Tabelle3.B1" office:value-type="string">
            <text:p text:style-name="P3">Durchgeführter Testfall</text:p>
          </table:table-cell>
          <table:table-cell table:style-name="Tabelle3.B1" office:value-type="string">
            <text:p text:style-name="P3">Testdaten</text:p>
          </table:table-cell>
          <table:table-cell table:style-name="Tabelle3.D1" office:value-type="string">
            <text:p text:style-name="P3"><text:span text:style-name="T3">Status des Tests</text:span><text:span text:style-name="T7"> </text:span>(pass/fail/error/inconclusive)</text:p>
          </table:table-cell>
        </table:table-row>
        <table:table-row table:style-name="Tabelle3.2">
          <table:table-cell table:style-name="Tabelle3.A1" office:value-type="string">
            <text:p text:style-name="P3">TID 1</text:p>
          </table:table-cell>
          <table:table-cell table:style-name="Tabelle3.B1" office:value-type="string">
            <text:p text:style-name="P27">Test Add Recipe </text:p>
          </table:table-cell>
          <table:table-cell table:style-name="Tabelle3.B1" office:value-type="string">
            <text:p text:style-name="P29">Add 1</text:p>
            <text:p text:style-name="P29">Recipe</text:p>
          </table:table-cell>
          <table:table-cell table:style-name="Tabelle3.D1" office:value-type="string">
            <text:p text:style-name="P3">Pass</text:p>
          </table:table-cell>
        </table:table-row>
        <table:table-row table:style-name="Tabelle3.2">
          <table:table-cell table:style-name="Tabelle3.A1" office:value-type="string">
            <text:p text:style-name="P3">TID 2</text:p>
          </table:table-cell>
          <table:table-cell table:style-name="Tabelle3.B1" office:value-type="string">
            <text:p text:style-name="P27">Test Add Recipe Maximum</text:p>
          </table:table-cell>
          <table:table-cell table:style-name="Tabelle3.B1" office:value-type="string">
            <text:p text:style-name="P29">Add 3<text:span text:style-name="T2">rd</text:span> </text:p>
            <text:p text:style-name="P29">Recipe</text:p>
          </table:table-cell>
          <table:table-cell table:style-name="Tabelle3.D1" office:value-type="string">
            <text:p text:style-name="P3">Pass</text:p>
          </table:table-cell>
        </table:table-row>
        <table:table-row table:style-name="Tabelle3.4">
          <table:table-cell table:style-name="Tabelle3.A1" office:value-type="string">
            <text:p text:style-name="P9">TID 3</text:p>
          </table:table-cell>
          <table:table-cell table:style-name="Tabelle3.B1" office:value-type="string">
            <text:p text:style-name="P27">Test Add Recipe Maximum</text:p>
          </table:table-cell>
          <table:table-cell table:style-name="Tabelle3.B1" office:value-type="string">
            <text:p text:style-name="P29">Add 4<text:span text:style-name="T2">th</text:span> </text:p>
            <text:p text:style-name="P29">Recipe</text:p>
          </table:table-cell>
          <table:table-cell table:style-name="Tabelle3.D1" office:value-type="string">
            <text:p text:style-name="P10">Fail</text:p>
          </table:table-cell>
        </table:table-row>
        <table:table-row table:style-name="Tabelle3.4">
          <table:table-cell table:style-name="Tabelle3.A5" office:value-type="string">
            <text:p text:style-name="P9">TID 4</text:p>
          </table:table-cell>
          <table:table-cell table:style-name="Tabelle3.B5" office:value-type="string">
            <text:p text:style-name="P27">Test Add Existing Recipe </text:p>
          </table:table-cell>
          <table:table-cell table:style-name="Tabelle3.B5" office:value-type="string">
            <text:p text:style-name="P29">Add Recipe same name</text:p>
            <text:p text:style-name="P29"/>
          </table:table-cell>
          <table:table-cell table:style-name="Tabelle3.D5" office:value-type="string">
            <text:p text:style-name="P8">Pass</text:p>
          </table:table-cell>
        </table:table-row>
        <table:table-row table:style-name="Tabelle3.4">
          <table:table-cell table:style-name="Tabelle3.A5" office:value-type="string">
            <text:p text:style-name="P9">TID 5</text:p>
          </table:table-cell>
          <table:table-cell table:style-name="Tabelle3.B5" office:value-type="string">
            <text:p text:style-name="P27">Test Add Existing Recipe</text:p>
          </table:table-cell>
          <table:table-cell table:style-name="Tabelle3.B5" office:value-type="string">
            <text:p text:style-name="P29">Add Empty Recipe </text:p>
            <text:p text:style-name="P29"/>
          </table:table-cell>
          <table:table-cell table:style-name="Tabelle3.D5" office:value-type="string">
            <text:p text:style-name="P10">Fail</text:p>
          </table:table-cell>
        </table:table-row>
        <table:table-row table:style-name="Tabelle3.4">
          <table:table-cell table:style-name="Tabelle3.A5" office:value-type="string">
            <text:p text:style-name="P9">TID 6</text:p>
          </table:table-cell>
          <table:table-cell table:style-name="Tabelle3.B5" office:value-type="string">
            <text:p text:style-name="P27">Test Add Recipe with false types</text:p>
          </table:table-cell>
          <table:table-cell table:style-name="Tabelle3.B5" office:value-type="string">
            <text:p text:style-name="P29">Price, Sugar, Milk, Choco</text:p>
          </table:table-cell>
          <table:table-cell table:style-name="Tabelle3.D5" office:value-type="string">
            <text:p text:style-name="P8">Pass</text:p>
          </table:table-cell>
        </table:table-row>
        <table:table-row table:style-name="Tabelle3.4">
          <table:table-cell table:style-name="Tabelle3.A5" office:value-type="string">
            <text:p text:style-name="P9">TID 7</text:p>
          </table:table-cell>
          <table:table-cell table:style-name="Tabelle3.B5" office:value-type="string">
            <text:p text:style-name="P27">Test Add Recipe with negative values</text:p>
          </table:table-cell>
          <table:table-cell table:style-name="Tabelle3.B5" office:value-type="string">
            <text:p text:style-name="P29">Price, Sugar, Milk, Choco</text:p>
          </table:table-cell>
          <table:table-cell table:style-name="Tabelle3.D5" office:value-type="string">
            <text:p text:style-name="P8">Pass</text:p>
          </table:table-cell>
        </table:table-row>
        <table:table-row table:style-name="Tabelle3.4">
          <table:table-cell table:style-name="Tabelle3.A5" office:value-type="string">
            <text:p text:style-name="P9">TID 8</text:p>
          </table:table-cell>
          <table:table-cell table:style-name="Tabelle3.B5" office:value-type="string">
            <text:p text:style-name="P27">Test Edit Recipe</text:p>
          </table:table-cell>
          <table:table-cell table:style-name="Tabelle3.B5" office:value-type="string">
            <text:p text:style-name="P29">Price, Sugar, Milk, Choco</text:p>
          </table:table-cell>
          <table:table-cell table:style-name="Tabelle3.D5" office:value-type="string">
            <text:p text:style-name="P10">Fail</text:p>
          </table:table-cell>
        </table:table-row>
        <table:table-row table:style-name="Tabelle3.4">
          <table:table-cell table:style-name="Tabelle3.A5" office:value-type="string">
            <text:p text:style-name="P9">TID 9</text:p>
          </table:table-cell>
          <table:table-cell table:style-name="Tabelle3.B5" office:value-type="string">
            <text:p text:style-name="P27">Test Edit Recipe with false types</text:p>
          </table:table-cell>
          <table:table-cell table:style-name="Tabelle3.B5" office:value-type="string">
            <text:p text:style-name="P29">Price, Sugar, Milk, Choco</text:p>
          </table:table-cell>
          <table:table-cell table:style-name="Tabelle3.D5" office:value-type="string">
            <text:p text:style-name="P8">Pass</text:p>
          </table:table-cell>
        </table:table-row>
        <table:table-row table:style-name="Tabelle3.4">
          <table:table-cell table:style-name="Tabelle3.A5" office:value-type="string">
            <text:p text:style-name="P9">TID 10</text:p>
          </table:table-cell>
          <table:table-cell table:style-name="Tabelle3.B5" office:value-type="string">
            <text:p text:style-name="P27">Test Edit Recipe with negative values</text:p>
          </table:table-cell>
          <table:table-cell table:style-name="Tabelle3.B5" office:value-type="string">
            <text:p text:style-name="P29">Price, Sugar, Milk, Choco</text:p>
          </table:table-cell>
          <table:table-cell table:style-name="Tabelle3.D5" office:value-type="string">
            <text:p text:style-name="P8">Pass</text:p>
          </table:table-cell>
        </table:table-row>
        <table:table-row table:style-name="Tabelle3.4">
          <table:table-cell table:style-name="Tabelle3.A5" office:value-type="string">
            <text:p text:style-name="P9">TID 11</text:p>
          </table:table-cell>
          <table:table-cell table:style-name="Tabelle3.B5" office:value-type="string">
            <text:p text:style-name="P27">Test Edit Recipe that not exists</text:p>
          </table:table-cell>
          <table:table-cell table:style-name="Tabelle3.B5" office:value-type="string">
            <text:p text:style-name="P29"/>
            <text:p text:style-name="P29"/>
          </table:table-cell>
          <table:table-cell table:style-name="Tabelle3.D5" office:value-type="string">
            <text:p text:style-name="P8">Pass</text:p>
          </table:table-cell>
        </table:table-row>
        <table:table-row table:style-name="Tabelle3.4">
          <table:table-cell table:style-name="Tabelle3.A5" office:value-type="string">
            <text:p text:style-name="P9">TID 12</text:p>
          </table:table-cell>
          <table:table-cell table:style-name="Tabelle3.B5" office:value-type="string">
            <text:p text:style-name="P27">Test Edit a recipes name</text:p>
          </table:table-cell>
          <table:table-cell table:style-name="Tabelle3.B5" office:value-type="string">
            <text:p text:style-name="P29"/>
            <text:p text:style-name="P29"/>
          </table:table-cell>
          <table:table-cell table:style-name="Tabelle3.D5" office:value-type="string">
            <text:p text:style-name="P10">Fail</text:p>
          </table:table-cell>
        </table:table-row>
        <table:table-row table:style-name="Tabelle3.4">
          <table:table-cell table:style-name="Tabelle3.A5" office:value-type="string">
            <text:p text:style-name="P9">TID 13</text:p>
          </table:table-cell>
          <table:table-cell table:style-name="Tabelle3.B5" office:value-type="string">
            <text:p text:style-name="P27">Test Delete Recipe </text:p>
          </table:table-cell>
          <table:table-cell table:style-name="Tabelle3.B5" office:value-type="string">
            <text:p text:style-name="P29"/>
          </table:table-cell>
          <table:table-cell table:style-name="Tabelle3.D5" office:value-type="string">
            <text:p text:style-name="P8">Pass</text:p>
          </table:table-cell>
        </table:table-row>
        <table:table-row table:style-name="Tabelle3.4">
          <table:table-cell table:style-name="Tabelle3.A5" office:value-type="string">
            <text:p text:style-name="P9">TID 14</text:p>
          </table:table-cell>
          <table:table-cell table:style-name="Tabelle3.B5" office:value-type="string">
            <text:p text:style-name="P27">Test Delete a recipe that nit exists</text:p>
          </table:table-cell>
          <table:table-cell table:style-name="Tabelle3.B5" office:value-type="string">
            <text:p text:style-name="P27"/>
          </table:table-cell>
          <table:table-cell table:style-name="Tabelle3.D5" office:value-type="string">
            <text:p text:style-name="P8">Pass</text:p>
          </table:table-cell>
        </table:table-row>
        <table:table-row table:style-name="Tabelle3.4">
          <table:table-cell table:style-name="Tabelle3.A5" office:value-type="string">
            <text:p text:style-name="P9">TID 15</text:p>
          </table:table-cell>
          <table:table-cell table:style-name="Tabelle3.B5" office:value-type="string">
            <text:p text:style-name="P27">Test Add Inventory</text:p>
          </table:table-cell>
          <table:table-cell table:style-name="Tabelle3.B5" office:value-type="string">
            <text:p text:style-name="P29">Add Inventory </text:p>
            <text:p text:style-name="P29"/>
          </table:table-cell>
          <table:table-cell table:style-name="Tabelle3.D5" office:value-type="string">
            <text:p text:style-name="P8">Pass</text:p>
          </table:table-cell>
        </table:table-row>
        <table:table-row table:style-name="Tabelle3.4">
          <table:table-cell table:style-name="Tabelle3.A5" office:value-type="string">
            <text:p text:style-name="P9">TID 16</text:p>
          </table:table-cell>
          <table:table-cell table:style-name="Tabelle3.B5" office:value-type="string">
            <text:p text:style-name="P27">Test Add Inventory wrong types</text:p>
          </table:table-cell>
          <table:table-cell table:style-name="Tabelle3.B5" office:value-type="string">
            <text:p text:style-name="P29">Price, Sugar, Milk, Choco</text:p>
          </table:table-cell>
          <table:table-cell table:style-name="Tabelle3.D5" office:value-type="string">
            <text:p text:style-name="P8">Pass</text:p>
          </table:table-cell>
        </table:table-row>
        <table:table-row table:style-name="Tabelle3.4">
          <table:table-cell table:style-name="Tabelle3.A5" office:value-type="string">
            <text:p text:style-name="P9">TID 17</text:p>
          </table:table-cell>
          <table:table-cell table:style-name="Tabelle3.B5" office:value-type="string">
            <text:p text:style-name="P27">Test Add Inventory with negative vaules</text:p>
          </table:table-cell>
          <table:table-cell table:style-name="Tabelle3.B5" office:value-type="string">
            <text:p text:style-name="P29">Price, Sugar, Milk, Choco</text:p>
          </table:table-cell>
          <table:table-cell table:style-name="Tabelle3.D5" office:value-type="string">
            <text:p text:style-name="P8">Pass</text:p>
          </table:table-cell>
        </table:table-row>
        <table:table-row table:style-name="Tabelle3.4">
          <table:table-cell table:style-name="Tabelle3.A5" office:value-type="string">
            <text:p text:style-name="P9">TID 18</text:p>
          </table:table-cell>
          <table:table-cell table:style-name="Tabelle3.B5" office:value-type="string">
            <text:p text:style-name="P27">Test Check Inventory with start volume</text:p>
          </table:table-cell>
          <table:table-cell table:style-name="Tabelle3.B5" office:value-type="string">
            <text:p text:style-name="P29">Price, Sugar, Milk, Choco</text:p>
          </table:table-cell>
          <table:table-cell table:style-name="Tabelle3.D5" office:value-type="string">
            <text:p text:style-name="P8">Pass</text:p>
          </table:table-cell>
        </table:table-row>
        <table:table-row table:style-name="Tabelle3.4">
          <table:table-cell table:style-name="Tabelle3.A5" office:value-type="string">
            <text:p text:style-name="P9">TID 19</text:p>
          </table:table-cell>
          <table:table-cell table:style-name="Tabelle3.B5" office:value-type="string">
            <text:p text:style-name="P27">Test Check Inventory after increment increment</text:p>
          </table:table-cell>
          <table:table-cell table:style-name="Tabelle3.B5" office:value-type="string">
            <text:p text:style-name="P29">Price, Sugar, Milk, Choco</text:p>
          </table:table-cell>
          <table:table-cell table:style-name="Tabelle3.D5" office:value-type="string">
            <text:p text:style-name="P10">Fail</text:p>
          </table:table-cell>
        </table:table-row>
        <table:table-row table:style-name="Tabelle3.4">
          <table:table-cell table:style-name="Tabelle3.A5" office:value-type="string">
            <text:p text:style-name="P9">TID 20</text:p>
          </table:table-cell>
          <table:table-cell table:style-name="Tabelle3.B5" office:value-type="string">
            <text:p text:style-name="P27">Test Purchase Beverage with ideal amount of money</text:p>
          </table:table-cell>
          <table:table-cell table:style-name="Tabelle3.B5" office:value-type="string">
            <text:p text:style-name="P27">Price, Change</text:p>
          </table:table-cell>
          <table:table-cell table:style-name="Tabelle3.D5" office:value-type="string">
            <text:p text:style-name="P8">Pass</text:p>
          </table:table-cell>
        </table:table-row>
        <text:soft-page-break/>
        <table:table-row table:style-name="Tabelle3.4">
          <table:table-cell table:style-name="Tabelle3.A5" office:value-type="string">
            <text:p text:style-name="P9">TID 21</text:p>
          </table:table-cell>
          <table:table-cell table:style-name="Tabelle3.B5" office:value-type="string">
            <text:p text:style-name="P27">Test Purchase Beverage</text:p>
            <text:p text:style-name="P27">with to much money and the right change</text:p>
          </table:table-cell>
          <table:table-cell table:style-name="Tabelle3.B5" office:value-type="string">
            <text:p text:style-name="P27">Price, Change</text:p>
          </table:table-cell>
          <table:table-cell table:style-name="Tabelle3.D5" office:value-type="string">
            <text:p text:style-name="P8">Pass</text:p>
          </table:table-cell>
        </table:table-row>
        <table:table-row table:style-name="Tabelle3.4">
          <table:table-cell table:style-name="Tabelle3.A5" office:value-type="string">
            <text:p text:style-name="P9">TID 22</text:p>
          </table:table-cell>
          <table:table-cell table:style-name="Tabelle3.B5" office:value-type="string">
            <text:p text:style-name="P27">Test Purchase Beverage with not enough money</text:p>
          </table:table-cell>
          <table:table-cell table:style-name="Tabelle3.B5" office:value-type="string">
            <text:p text:style-name="P27">Price, Change</text:p>
          </table:table-cell>
          <table:table-cell table:style-name="Tabelle3.D5" office:value-type="string">
            <text:p text:style-name="P8">Pass</text:p>
          </table:table-cell>
        </table:table-row>
        <table:table-row table:style-name="Tabelle3.4">
          <table:table-cell table:style-name="Tabelle3.A5" office:value-type="string">
            <text:p text:style-name="P9">TID 23</text:p>
          </table:table-cell>
          <table:table-cell table:style-name="Tabelle3.B5" office:value-type="string">
            <text:p text:style-name="P27">Test Puchause Beverage with enough money, but not enough ingre-</text:p>
            <text:p text:style-name="P27">dient and get the money back</text:p>
          </table:table-cell>
          <table:table-cell table:style-name="Tabelle3.B5" office:value-type="string">
            <text:p text:style-name="P27">Price, Change</text:p>
          </table:table-cell>
          <table:table-cell table:style-name="Tabelle3.D5" office:value-type="string">
            <text:p text:style-name="P8">Pass</text:p>
          </table:table-cell>
        </table:table-row>
      </table:table>
      <text:p text:style-name="P43"/>
      <text:p text:style-name="Standard"/>
      <text:p text:style-name="P46"/>
      <text:list xml:id="list41267701" text:continue-numbering="true" text:style-name="WW8Num1">
        <text:list-item>
          <text:p text:style-name="P50">Problem Status: </text:p>
        </text:list-item>
      </text:list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table:number-columns-spanned="2" office:value-type="string">
            <text:p text:style-name="P23"><text:span text:style-name="T13">Problemreport </text:span><text:span text:style-name="Template_20_Zchn"><text:span text:style-name="T13">1</text:span></text:span></text:p>
          </table:table-cell>
          <table:covered-table-cell/>
        </table:table-row>
        <table:table-row table:style-name="Tabelle4.2">
          <table:table-cell table:style-name="Tabelle4.A2" office:value-type="string">
            <text:p text:style-name="P35">Test Scenario</text:p>
          </table:table-cell>
          <table:table-cell table:style-name="Tabelle4.B2" office:value-type="string">
            <text:p text:style-name="P32">3</text:p>
          </table:table-cell>
        </table:table-row>
        <table:table-row table:style-name="Tabelle4.2">
          <table:table-cell table:style-name="Tabelle4.A2" office:value-type="string">
            <text:p text:style-name="P35">Version des Testobjekts</text:p>
          </table:table-cell>
          <table:table-cell table:style-name="Tabelle4.B2" office:value-type="string">
            <text:p text:style-name="P32">SVN-Version</text:p>
          </table:table-cell>
        </table:table-row>
        <table:table-row table:style-name="Tabelle4.2">
          <table:table-cell table:style-name="Tabelle4.A2" office:value-type="string">
            <text:p text:style-name="P35">Datum des Tests</text:p>
          </table:table-cell>
          <table:table-cell table:style-name="Tabelle4.B2" office:value-type="string">
            <text:p text:style-name="P33">31.04.12</text:p>
          </table:table-cell>
        </table:table-row>
        <table:table-row table:style-name="Tabelle4.2">
          <table:table-cell table:style-name="Tabelle4.A2" office:value-type="string">
            <text:p text:style-name="P35">Gefunden durch wen</text:p>
          </table:table-cell>
          <table:table-cell table:style-name="Tabelle4.B2" office:value-type="string">
            <text:p text:style-name="P33">Denis</text:p>
          </table:table-cell>
        </table:table-row>
        <table:table-row table:style-name="Tabelle4.2">
          <table:table-cell table:style-name="Tabelle4.A2" office:value-type="string">
            <text:p text:style-name="P35">Fehler beheben durch wen</text:p>
          </table:table-cell>
          <table:table-cell table:style-name="Tabelle4.B2" office:value-type="string">
            <text:p text:style-name="P33">Lucas</text:p>
          </table:table-cell>
        </table:table-row>
        <table:table-row table:style-name="Tabelle4.7">
          <table:table-cell table:style-name="Tabelle4.A2" office:value-type="string">
            <text:p text:style-name="P35">Detailierte Beschreibung des Fehlerverhaltens</text:p>
          </table:table-cell>
          <table:table-cell table:style-name="Tabelle4.B2" office:value-type="string">
            <text:p text:style-name="P34">- Testdatei <text:s/>+ Testcase <text:s text:c="2"/>+ Testdaten + ev. Zeile des scheiternden Assert</text:p>
            <text:p text:style-name="P34">z.B. CoffeeMakerTest, testAddInventory, Zeile 69 </text:p>
            <text:p text:style-name="P34">oder Analyse</text:p>
            <text:p text:style-name="P34">- <text:s/>Informelle Beschreibung ev. unter Bezug auf die Info von JUnit </text:p>
          </table:table-cell>
        </table:table-row>
        <table:table-row table:style-name="Tabelle4.7">
          <table:table-cell table:style-name="Tabelle4.A2" office:value-type="string">
            <text:p text:style-name="P35">Fehlerquelle</text:p>
          </table:table-cell>
          <table:table-cell table:style-name="Tabelle4.B2" office:value-type="string">
            <text:p text:style-name="P32">Source Code Datei + Methode + ev. <text:span text:style-name="T6">Zeile z.B. </text:span></text:p>
            <text:p text:style-name="P34">CoffeeMaker.java, addRecipe, Zeile 52</text:p>
            <text:p text:style-name="P34">Oder: Fehler in Testdatei </text:p>
            <text:p text:style-name="P34"/>
            <text:p text:style-name="P34">Oder: Potentieller Fehler in Use Cases (eher selten)</text:p>
          </table:table-cell>
        </table:table-row>
        <table:table-row table:style-name="Tabelle4.9">
          <table:table-cell table:style-name="Tabelle4.A2" office:value-type="string">
            <text:p text:style-name="P35">Vorschlag zur Fehlerbehebung</text:p>
          </table:table-cell>
          <table:table-cell table:style-name="Tabelle4.B2" office:value-type="string">
            <text:p text:style-name="P34">Beschreibung der Codeänderung in Source Code oder Test</text:p>
          </table:table-cell>
        </table:table-row>
        <table:table-row table:style-name="Tabelle4.2">
          <table:table-cell table:style-name="Tabelle4.A2" office:value-type="string">
            <text:p text:style-name="P35">Fehler Seriosität</text:p>
          </table:table-cell>
          <table:table-cell table:style-name="Tabelle4.B2" office:value-type="string">
            <text:p text:style-name="P32">schwer/mittel/leicht</text:p>
          </table:table-cell>
        </table:table-row>
        <table:table-row table:style-name="Tabelle4.9">
          <table:table-cell table:style-name="Tabelle4.A2" office:value-type="string">
            <text:p text:style-name="P35">Status</text:p>
          </table:table-cell>
          <table:table-cell table:style-name="Tabelle4.B2" office:value-type="string">
            <text:p text:style-name="P34">Offen / analysiert / behoben /Re-Test erfolgreich</text:p>
          </table:table-cell>
        </table:table-row>
      </table:table>
      <text:p text:style-name="P5"/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table:number-columns-spanned="2" office:value-type="string">
            <text:p text:style-name="P23"><text:span text:style-name="T13">Problemreport </text:span><text:span text:style-name="Template_20_Zchn"><text:span text:style-name="T13">2</text:span></text:span></text:p>
          </table:table-cell>
          <table:covered-table-cell/>
        </table:table-row>
        <table:table-row table:style-name="Tabelle7.2">
          <table:table-cell table:style-name="Tabelle7.A2" office:value-type="string">
            <text:p text:style-name="P35">Test Scenario</text:p>
          </table:table-cell>
          <table:table-cell table:style-name="Tabelle7.B2" office:value-type="string">
            <text:p text:style-name="P32">5</text:p>
          </table:table-cell>
        </table:table-row>
        <table:table-row table:style-name="Tabelle7.2">
          <table:table-cell table:style-name="Tabelle7.A2" office:value-type="string">
            <text:p text:style-name="P35">Version des Testobjekts</text:p>
          </table:table-cell>
          <table:table-cell table:style-name="Tabelle7.B2" office:value-type="string">
            <text:p text:style-name="P32">SVN-Version</text:p>
          </table:table-cell>
        </table:table-row>
        <table:table-row table:style-name="Tabelle7.2">
          <table:table-cell table:style-name="Tabelle7.A2" office:value-type="string">
            <text:p text:style-name="P35">Datum des Tests</text:p>
          </table:table-cell>
          <table:table-cell table:style-name="Tabelle7.B2" office:value-type="string">
            <text:p text:style-name="P33">31.04.12</text:p>
          </table:table-cell>
        </table:table-row>
        <table:table-row table:style-name="Tabelle7.2">
          <table:table-cell table:style-name="Tabelle7.A2" office:value-type="string">
            <text:p text:style-name="P35">Gefunden durch wen</text:p>
          </table:table-cell>
          <table:table-cell table:style-name="Tabelle7.B2" office:value-type="string">
            <text:p text:style-name="P33">Denis</text:p>
          </table:table-cell>
        </table:table-row>
        <table:table-row table:style-name="Tabelle7.2">
          <table:table-cell table:style-name="Tabelle7.A2" office:value-type="string">
            <text:p text:style-name="P35">Fehler beheben durch wen</text:p>
          </table:table-cell>
          <table:table-cell table:style-name="Tabelle7.B2" office:value-type="string">
            <text:p text:style-name="P33">Lucas</text:p>
          </table:table-cell>
        </table:table-row>
        <table:table-row table:style-name="Tabelle7.7">
          <table:table-cell table:style-name="Tabelle7.A2" office:value-type="string">
            <text:p text:style-name="P35">Detailierte Beschreibung des Fehlerverhaltens</text:p>
          </table:table-cell>
          <table:table-cell table:style-name="Tabelle7.B2" office:value-type="string">
            <text:p text:style-name="P34">- Testdatei <text:s/>+ Testcase <text:s text:c="2"/>+ Testdaten + ev. Zeile des scheiternden Assert</text:p>
            <text:p text:style-name="P34">z.B. CoffeeMakerTest, testAddInventory, Zeile 69 </text:p>
            <text:p text:style-name="P34">oder Analyse</text:p>
            <text:p text:style-name="P34">- <text:s/>Informelle Beschreibung ev. unter Bezug auf die Info von JUnit </text:p>
          </table:table-cell>
        </table:table-row>
        <text:soft-page-break/>
        <table:table-row table:style-name="Tabelle7.7">
          <table:table-cell table:style-name="Tabelle7.A2" office:value-type="string">
            <text:p text:style-name="P35">Fehlerquelle</text:p>
          </table:table-cell>
          <table:table-cell table:style-name="Tabelle7.B2" office:value-type="string">
            <text:p text:style-name="P32">Source Code Datei + Methode + ev. <text:span text:style-name="T6">Zeile z.B. </text:span></text:p>
            <text:p text:style-name="P34">CoffeeMaker.java, addRecipe, Zeile 52</text:p>
            <text:p text:style-name="P34">Oder: Fehler in Testdatei </text:p>
            <text:p text:style-name="P34"/>
            <text:p text:style-name="P34">Oder: Potentieller Fehler in Use Cases (eher selten)</text:p>
          </table:table-cell>
        </table:table-row>
        <table:table-row table:style-name="Tabelle7.9">
          <table:table-cell table:style-name="Tabelle7.A2" office:value-type="string">
            <text:p text:style-name="P35">Vorschlag zur Fehlerbehebung</text:p>
          </table:table-cell>
          <table:table-cell table:style-name="Tabelle7.B2" office:value-type="string">
            <text:p text:style-name="P34">Beschreibung der Codeänderung in Source Code oder Test</text:p>
          </table:table-cell>
        </table:table-row>
        <table:table-row table:style-name="Tabelle7.2">
          <table:table-cell table:style-name="Tabelle7.A2" office:value-type="string">
            <text:p text:style-name="P35">Fehler Seriosität</text:p>
          </table:table-cell>
          <table:table-cell table:style-name="Tabelle7.B2" office:value-type="string">
            <text:p text:style-name="P32">schwer/mittel/leicht</text:p>
          </table:table-cell>
        </table:table-row>
        <table:table-row table:style-name="Tabelle7.9">
          <table:table-cell table:style-name="Tabelle7.A2" office:value-type="string">
            <text:p text:style-name="P35">Status</text:p>
          </table:table-cell>
          <table:table-cell table:style-name="Tabelle7.B2" office:value-type="string">
            <text:p text:style-name="P34">Offen / analysiert / behoben /Re-Test erfolgreich</text:p>
          </table:table-cell>
        </table:table-row>
      </table:table>
      <text:p text:style-name="P6"/>
      <text:p text:style-name="P47"/>
      <table:table table:name="Tabelle8" table:style-name="Tabelle8">
        <table:table-column table:style-name="Tabelle8.A"/>
        <table:table-column table:style-name="Tabelle8.B"/>
        <table:table-row table:style-name="Tabelle8.1">
          <table:table-cell table:style-name="Tabelle8.A1" table:number-columns-spanned="2" office:value-type="string">
            <text:p text:style-name="P23"><text:span text:style-name="T13">Problemreport </text:span><text:span text:style-name="Template_20_Zchn"><text:span text:style-name="T13">3</text:span></text:span></text:p>
          </table:table-cell>
          <table:covered-table-cell/>
        </table:table-row>
        <table:table-row table:style-name="Tabelle8.2">
          <table:table-cell table:style-name="Tabelle8.A2" office:value-type="string">
            <text:p text:style-name="P35">Test Scenario</text:p>
          </table:table-cell>
          <table:table-cell table:style-name="Tabelle8.B2" office:value-type="string">
            <text:p text:style-name="P32">9</text:p>
          </table:table-cell>
        </table:table-row>
        <table:table-row table:style-name="Tabelle8.2">
          <table:table-cell table:style-name="Tabelle8.A2" office:value-type="string">
            <text:p text:style-name="P35">Version des Testobjekts</text:p>
          </table:table-cell>
          <table:table-cell table:style-name="Tabelle8.B2" office:value-type="string">
            <text:p text:style-name="P32">SVN-Version</text:p>
          </table:table-cell>
        </table:table-row>
        <table:table-row table:style-name="Tabelle8.2">
          <table:table-cell table:style-name="Tabelle8.A2" office:value-type="string">
            <text:p text:style-name="P35">Datum des Tests</text:p>
          </table:table-cell>
          <table:table-cell table:style-name="Tabelle8.B2" office:value-type="string">
            <text:p text:style-name="P33">31.04.12</text:p>
          </table:table-cell>
        </table:table-row>
        <table:table-row table:style-name="Tabelle8.2">
          <table:table-cell table:style-name="Tabelle8.A2" office:value-type="string">
            <text:p text:style-name="P35">Gefunden durch wen</text:p>
          </table:table-cell>
          <table:table-cell table:style-name="Tabelle8.B2" office:value-type="string">
            <text:p text:style-name="P33">Denis</text:p>
          </table:table-cell>
        </table:table-row>
        <table:table-row table:style-name="Tabelle8.2">
          <table:table-cell table:style-name="Tabelle8.A2" office:value-type="string">
            <text:p text:style-name="P35">Fehler beheben durch wen</text:p>
          </table:table-cell>
          <table:table-cell table:style-name="Tabelle8.B2" office:value-type="string">
            <text:p text:style-name="P33">Lucas</text:p>
          </table:table-cell>
        </table:table-row>
        <table:table-row table:style-name="Tabelle8.7">
          <table:table-cell table:style-name="Tabelle8.A2" office:value-type="string">
            <text:p text:style-name="P35">Detailierte Beschreibung des Fehlerverhaltens</text:p>
          </table:table-cell>
          <table:table-cell table:style-name="Tabelle8.B2" office:value-type="string">
            <text:p text:style-name="P34">- Testdatei <text:s/>+ Testcase <text:s text:c="2"/>+ Testdaten + ev. Zeile des scheiternden Assert</text:p>
            <text:p text:style-name="P34">z.B. CoffeeMakerTest, testAddInventory, Zeile 69 </text:p>
            <text:p text:style-name="P34">oder Analyse</text:p>
            <text:p text:style-name="P34">- <text:s/>Informelle Beschreibung ev. unter Bezug auf die Info von JUnit </text:p>
          </table:table-cell>
        </table:table-row>
        <table:table-row table:style-name="Tabelle8.7">
          <table:table-cell table:style-name="Tabelle8.A2" office:value-type="string">
            <text:p text:style-name="P35">Fehlerquelle</text:p>
          </table:table-cell>
          <table:table-cell table:style-name="Tabelle8.B2" office:value-type="string">
            <text:p text:style-name="P32">Source Code Datei + Methode + ev. <text:span text:style-name="T6">Zeile z.B. </text:span></text:p>
            <text:p text:style-name="P34">CoffeeMaker.java, addRecipe, Zeile 52</text:p>
            <text:p text:style-name="P34">Oder: Fehler in Testdatei </text:p>
            <text:p text:style-name="P34"/>
            <text:p text:style-name="P34">Oder: Potentieller Fehler in Use Cases (eher selten)</text:p>
          </table:table-cell>
        </table:table-row>
        <table:table-row table:style-name="Tabelle8.9">
          <table:table-cell table:style-name="Tabelle8.A2" office:value-type="string">
            <text:p text:style-name="P35">Vorschlag zur Fehlerbehebung</text:p>
          </table:table-cell>
          <table:table-cell table:style-name="Tabelle8.B2" office:value-type="string">
            <text:p text:style-name="P34">Beschreibung der Codeänderung in Source Code oder Test</text:p>
          </table:table-cell>
        </table:table-row>
        <table:table-row table:style-name="Tabelle8.2">
          <table:table-cell table:style-name="Tabelle8.A2" office:value-type="string">
            <text:p text:style-name="P35">Fehler Seriosität</text:p>
          </table:table-cell>
          <table:table-cell table:style-name="Tabelle8.B2" office:value-type="string">
            <text:p text:style-name="P32">schwer/mittel/leicht</text:p>
          </table:table-cell>
        </table:table-row>
        <table:table-row table:style-name="Tabelle8.9">
          <table:table-cell table:style-name="Tabelle8.A2" office:value-type="string">
            <text:p text:style-name="P35">Status</text:p>
          </table:table-cell>
          <table:table-cell table:style-name="Tabelle8.B2" office:value-type="string">
            <text:p text:style-name="P34">Offen / analysiert / behoben /Re-Test erfolgreich</text:p>
          </table:table-cell>
        </table:table-row>
      </table:table>
      <text:p text:style-name="Text_20_body"/>
      <table:table table:name="Tabelle9" table:style-name="Tabelle9">
        <table:table-column table:style-name="Tabelle9.A"/>
        <table:table-column table:style-name="Tabelle9.B"/>
        <table:table-row table:style-name="Tabelle9.1">
          <table:table-cell table:style-name="Tabelle9.A1" table:number-columns-spanned="2" office:value-type="string">
            <text:p text:style-name="P23"><text:span text:style-name="T13">Problemreport </text:span><text:span text:style-name="Template_20_Zchn"><text:span text:style-name="T13">4</text:span></text:span></text:p>
          </table:table-cell>
          <table:covered-table-cell/>
        </table:table-row>
        <table:table-row table:style-name="Tabelle9.2">
          <table:table-cell table:style-name="Tabelle9.A2" office:value-type="string">
            <text:p text:style-name="P35">Test Scenario</text:p>
          </table:table-cell>
          <table:table-cell table:style-name="Tabelle9.B2" office:value-type="string">
            <text:p text:style-name="P32">11</text:p>
          </table:table-cell>
        </table:table-row>
        <table:table-row table:style-name="Tabelle9.2">
          <table:table-cell table:style-name="Tabelle9.A2" office:value-type="string">
            <text:p text:style-name="P35">Version des Testobjekts</text:p>
          </table:table-cell>
          <table:table-cell table:style-name="Tabelle9.B2" office:value-type="string">
            <text:p text:style-name="P32">SVN-Version</text:p>
          </table:table-cell>
        </table:table-row>
        <table:table-row table:style-name="Tabelle9.2">
          <table:table-cell table:style-name="Tabelle9.A2" office:value-type="string">
            <text:p text:style-name="P19">Datum des Tests</text:p>
          </table:table-cell>
          <table:table-cell table:style-name="Tabelle9.B2" office:value-type="string">
            <text:p text:style-name="P31">31.04.12</text:p>
          </table:table-cell>
        </table:table-row>
        <text:soft-page-break/>
        <table:table-row table:style-name="Tabelle9.2">
          <table:table-cell table:style-name="Tabelle9.A2" office:value-type="string">
            <text:p text:style-name="P35">Gefunden durch wen</text:p>
          </table:table-cell>
          <table:table-cell table:style-name="Tabelle9.B2" office:value-type="string">
            <text:p text:style-name="P33">Denis</text:p>
          </table:table-cell>
        </table:table-row>
        <table:table-row table:style-name="Tabelle9.2">
          <table:table-cell table:style-name="Tabelle9.A2" office:value-type="string">
            <text:p text:style-name="P35">Fehler beheben durch wen</text:p>
          </table:table-cell>
          <table:table-cell table:style-name="Tabelle9.B2" office:value-type="string">
            <text:p text:style-name="P33">Lucas</text:p>
          </table:table-cell>
        </table:table-row>
        <table:table-row table:style-name="Tabelle9.7">
          <table:table-cell table:style-name="Tabelle9.A2" office:value-type="string">
            <text:p text:style-name="P35">Detailierte Beschreibung des Fehlerverhaltens</text:p>
          </table:table-cell>
          <table:table-cell table:style-name="Tabelle9.B2" office:value-type="string">
            <text:p text:style-name="P34">- Testdatei <text:s/>+ Testcase <text:s text:c="2"/>+ Testdaten + ev. Zeile des scheiternden Assert</text:p>
            <text:p text:style-name="P34">z.B. CoffeeMakerTest, testAddInventory, Zeile 69 </text:p>
            <text:p text:style-name="P34">oder Analyse</text:p>
            <text:p text:style-name="P34">- <text:s/>Informelle Beschreibung ev. unter Bezug auf die Info von JUnit </text:p>
          </table:table-cell>
        </table:table-row>
        <table:table-row table:style-name="Tabelle9.7">
          <table:table-cell table:style-name="Tabelle9.A2" office:value-type="string">
            <text:p text:style-name="P35">Fehlerquelle</text:p>
          </table:table-cell>
          <table:table-cell table:style-name="Tabelle9.B2" office:value-type="string">
            <text:p text:style-name="P32">Source Code Datei + Methode + ev. <text:span text:style-name="T6">Zeile z.B. </text:span></text:p>
            <text:p text:style-name="P34">CoffeeMaker.java, addRecipe, Zeile 52</text:p>
            <text:p text:style-name="P34">Oder: Fehler in Testdatei </text:p>
            <text:p text:style-name="P34"/>
            <text:p text:style-name="P34">Oder: Potentieller Fehler in Use Cases (eher selten)</text:p>
          </table:table-cell>
        </table:table-row>
        <table:table-row table:style-name="Tabelle9.9">
          <table:table-cell table:style-name="Tabelle9.A2" office:value-type="string">
            <text:p text:style-name="P35">Vorschlag zur Fehlerbehebung</text:p>
          </table:table-cell>
          <table:table-cell table:style-name="Tabelle9.B2" office:value-type="string">
            <text:p text:style-name="P34">Beschreibung der Codeänderung in Source Code oder Test</text:p>
          </table:table-cell>
        </table:table-row>
        <table:table-row table:style-name="Tabelle9.2">
          <table:table-cell table:style-name="Tabelle9.A2" office:value-type="string">
            <text:p text:style-name="P35">Fehler Seriosität</text:p>
          </table:table-cell>
          <table:table-cell table:style-name="Tabelle9.B2" office:value-type="string">
            <text:p text:style-name="P32">schwer/mittel/leicht</text:p>
          </table:table-cell>
        </table:table-row>
        <table:table-row table:style-name="Tabelle9.9">
          <table:table-cell table:style-name="Tabelle9.A2" office:value-type="string">
            <text:p text:style-name="P35">Status</text:p>
          </table:table-cell>
          <table:table-cell table:style-name="Tabelle9.B2" office:value-type="string">
            <text:p text:style-name="P34">Offen / analysiert / behoben /Re-Test erfolgreich</text:p>
          </table:table-cell>
        </table:table-row>
      </table:table>
      <text:p text:style-name="Text_20_body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table:number-columns-spanned="2" office:value-type="string">
            <text:p text:style-name="P23"><text:span text:style-name="T13">Problemreport </text:span><text:span text:style-name="Template_20_Zchn"><text:span text:style-name="T13">5</text:span></text:span></text:p>
          </table:table-cell>
          <table:covered-table-cell/>
        </table:table-row>
        <table:table-row table:style-name="Tabelle10.2">
          <table:table-cell table:style-name="Tabelle10.A2" office:value-type="string">
            <text:p text:style-name="P35">Test Scenario</text:p>
          </table:table-cell>
          <table:table-cell table:style-name="Tabelle10.B2" office:value-type="string">
            <text:p text:style-name="P32">18</text:p>
          </table:table-cell>
        </table:table-row>
        <table:table-row table:style-name="Tabelle10.2">
          <table:table-cell table:style-name="Tabelle10.A2" office:value-type="string">
            <text:p text:style-name="P35">Version des Testobjekts</text:p>
          </table:table-cell>
          <table:table-cell table:style-name="Tabelle10.B2" office:value-type="string">
            <text:p text:style-name="P32">SVN-Version</text:p>
          </table:table-cell>
        </table:table-row>
        <table:table-row table:style-name="Tabelle10.2">
          <table:table-cell table:style-name="Tabelle10.A2" office:value-type="string">
            <text:p text:style-name="P35">Datum des Tests</text:p>
          </table:table-cell>
          <table:table-cell table:style-name="Tabelle10.B2" office:value-type="string">
            <text:p text:style-name="P33">31.04.12</text:p>
          </table:table-cell>
        </table:table-row>
        <table:table-row table:style-name="Tabelle10.2">
          <table:table-cell table:style-name="Tabelle10.A2" office:value-type="string">
            <text:p text:style-name="P35">Gefunden durch wen</text:p>
          </table:table-cell>
          <table:table-cell table:style-name="Tabelle10.B2" office:value-type="string">
            <text:p text:style-name="P33">Denis</text:p>
          </table:table-cell>
        </table:table-row>
        <table:table-row table:style-name="Tabelle10.2">
          <table:table-cell table:style-name="Tabelle10.A2" office:value-type="string">
            <text:p text:style-name="P35">Fehler beheben durch wen</text:p>
          </table:table-cell>
          <table:table-cell table:style-name="Tabelle10.B2" office:value-type="string">
            <text:p text:style-name="P33">Lucas</text:p>
          </table:table-cell>
        </table:table-row>
        <table:table-row table:style-name="Tabelle10.7">
          <table:table-cell table:style-name="Tabelle10.A2" office:value-type="string">
            <text:p text:style-name="P35">Detailierte Beschreibung des Fehlerverhaltens</text:p>
          </table:table-cell>
          <table:table-cell table:style-name="Tabelle10.B2" office:value-type="string">
            <text:p text:style-name="P34">- Testdatei <text:s/>+ Testcase <text:s text:c="2"/>+ Testdaten + ev. Zeile des scheiternden Assert</text:p>
            <text:p text:style-name="P34">z.B. CoffeeMakerTest, testAddInventory, Zeile 69 </text:p>
            <text:p text:style-name="P34">oder Analyse</text:p>
            <text:p text:style-name="P34">- <text:s/>Informelle Beschreibung ev. unter Bezug auf die Info von JUnit </text:p>
          </table:table-cell>
        </table:table-row>
        <table:table-row table:style-name="Tabelle10.7">
          <table:table-cell table:style-name="Tabelle10.A2" office:value-type="string">
            <text:p text:style-name="P35">Fehlerquelle</text:p>
          </table:table-cell>
          <table:table-cell table:style-name="Tabelle10.B2" office:value-type="string">
            <text:p text:style-name="P32">Source Code Datei + Methode + ev. <text:span text:style-name="T6">Zeile z.B. </text:span></text:p>
            <text:p text:style-name="P34">CoffeeMaker.java, addRecipe, Zeile 52</text:p>
            <text:p text:style-name="P34">Oder: Fehler in Testdatei </text:p>
            <text:p text:style-name="P34"/>
            <text:p text:style-name="P34">Oder: Potentieller Fehler in Use Cases (eher selten)</text:p>
          </table:table-cell>
        </table:table-row>
        <table:table-row table:style-name="Tabelle10.9">
          <table:table-cell table:style-name="Tabelle10.A2" office:value-type="string">
            <text:p text:style-name="P35">Vorschlag zur Fehlerbehebung</text:p>
          </table:table-cell>
          <table:table-cell table:style-name="Tabelle10.B2" office:value-type="string">
            <text:p text:style-name="P34">Beschreibung der Codeänderung in Source Code oder Test</text:p>
          </table:table-cell>
        </table:table-row>
        <table:table-row table:style-name="Tabelle10.2">
          <table:table-cell table:style-name="Tabelle10.A2" office:value-type="string">
            <text:p text:style-name="P35">Fehler Seriosität</text:p>
          </table:table-cell>
          <table:table-cell table:style-name="Tabelle10.B2" office:value-type="string">
            <text:p text:style-name="P32">schwer/mittel/leicht</text:p>
          </table:table-cell>
        </table:table-row>
        <text:soft-page-break/>
        <table:table-row table:style-name="Tabelle10.9">
          <table:table-cell table:style-name="Tabelle10.A2" office:value-type="string">
            <text:p text:style-name="P35">Status</text:p>
          </table:table-cell>
          <table:table-cell table:style-name="Tabelle10.B2" office:value-type="string">
            <text:p text:style-name="P34">Offen / analysiert / behoben /Re-Test erfolgreich</text:p>
          </table:table-cell>
        </table:table-row>
      </table:table>
      <text:p text:style-name="P45">Glossar:</text:p>
      <text:p text:style-name="P45"/>
      <text:p text:style-name="P45"/>
      <text:p text:style-name="P45">Referenze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Lucida Grande" svg:font-family="'Lucida Grande', 'Times New Roman'" style:font-family-generic="roman"/>
    <style:font-face style:name="ヒラギノ角ゴ Pro W3" svg:font-family="'ヒラギノ角ゴ Pro W3', 'Times New Roman'" style:font-family-generic="roman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color="#000000" style:font-name="Lucida Grande" fo:font-size="11pt" fo:language="en" fo:country="US" style:font-name-asian="ヒラギノ角ゴ Pro W3" style:font-size-asian="11pt" style:font-name-complex="Lucida Grand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>
      <style:paragraph-properties fo:margin-top="0cm" fo:margin-bottom="0.353cm" fo:line-height="115%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style:font-name="Lucida Grande" fo:font-size="11pt" fo:language="en" fo:country="US" style:font-name-asian="ヒラギノ角ゴ Pro W3" style:font-size-asian="11pt" style:font-name-complex="Lucida Grande" style:font-size-complex="10pt" style:language-complex="ar" style:country-complex="SA"/>
    </style:style>
    <style:style style:name="No_20_Spacing" style:display-name="No Spacing" style:family="paragraph">
      <style:paragraph-properties fo:orphans="2" fo:widows="2"/>
      <style:text-properties fo:color="#000000" style:font-name="Lucida Grande" fo:font-size="11pt" fo:language="en" fo:country="US" style:font-name-asian="ヒラギノ角ゴ Pro W3" style:font-size-asian="11pt" style:font-name-complex="Lucida Grande" style:font-size-complex="10pt" style:language-complex="ar" style:country-complex="SA"/>
    </style:style>
    <style:style style:name="Text" style:family="paragraph" style:class="extra">
      <style:paragraph-properties fo:orphans="2" fo:widows="2"/>
      <style:text-properties fo:color="#000000" style:font-name="Helvetica" fo:font-size="12pt" fo:language="de" fo:country="DE" style:font-name-asian="ヒラギノ角ゴ Pro W3" style:font-size-asian="12pt" style:font-name-complex="Helvetica" style:font-size-complex="10pt" style:language-complex="ar" style:country-complex="SA"/>
    </style:style>
    <style:style style:name="footer" style:family="paragraph">
      <style:paragraph-properties fo:margin-top="0cm" fo:margin-bottom="0.353cm" fo:line-height="115%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style:font-name="Lucida Grande" fo:font-size="11pt" fo:language="en" fo:country="US" style:font-name-asian="ヒラギノ角ゴ Pro W3" style:font-size-asian="11pt" style:font-name-complex="Lucida Grande" style:font-size-complex="10pt" style:language-complex="ar" style:country-complex="SA"/>
    </style:style>
    <style:style style:name="heading_20_1" style:display-name="heading 1" style:family="paragraph" style:next-style-name="Standard">
      <style:paragraph-properties fo:margin-top="0.423cm" fo:margin-bottom="0.106cm" fo:line-height="115%" fo:orphans="2" fo:widows="2" fo:keep-with-next="always"/>
      <style:text-properties fo:color="#000000" style:font-name="Lucida Grande" fo:font-size="16pt" fo:language="en" fo:country="US" fo:font-weight="bold" style:letter-kerning="true" style:font-name-asian="ヒラギノ角ゴ Pro W3" style:font-size-asian="16pt" style:font-weight-asian="bold" style:font-name-complex="Lucida Grande" style:font-size-complex="10pt" style:language-complex="ar" style:country-complex="SA"/>
    </style:style>
    <style:style style:name="Template" style:family="paragraph">
      <style:paragraph-properties fo:orphans="2" fo:widows="2"/>
      <style:text-properties fo:color="#e52e24" style:font-name="Lucida Grande" fo:font-size="11pt" fo:language="en" fo:country="US" style:font-name-asian="ヒラギノ角ゴ Pro W3" style:font-size-asian="11pt" style:font-name-complex="Lucida Grande" style:font-size-complex="10pt" style:language-complex="ar" style:country-complex="SA"/>
    </style:style>
    <style:style style:name="Freie_20_Form" style:display-name="Freie Form" style:family="paragraph">
      <style:paragraph-properties fo:orphans="2" fo:widows="2"/>
      <style:text-properties fo:color="#000000" style:font-name="Lucida Grande" fo:font-size="10pt" fo:language="de" fo:country="DE" style:font-name-asian="ヒラギノ角ゴ Pro W3" style:font-size-asian="10pt" style:font-name-complex="Lucida Grande" style:font-size-complex="10pt" style:language-complex="ar" style:country-complex="SA"/>
    </style:style>
    <style:style style:name="heading_20_2" style:display-name="heading 2" style:family="paragraph" style:next-style-name="Standard">
      <style:paragraph-properties fo:margin-top="0.423cm" fo:margin-bottom="0.106cm" fo:line-height="115%" fo:orphans="2" fo:widows="2" fo:keep-with-next="always"/>
      <style:text-properties fo:color="#000000" style:font-name="Lucida Grande" fo:font-size="14pt" fo:language="en" fo:country="US" fo:font-weight="bold" style:font-name-asian="ヒラギノ角ゴ Pro W3" style:font-size-asian="14pt" style:font-weight-asian="bold" style:font-name-complex="Lucida Grand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fo:color="#000000" style:text-position="0% 100%" fo:font-size="11pt" style:font-size-asian="11pt"/>
    </style:style>
    <style:style style:name="WW8Num2z0" style:family="text">
      <style:text-properties fo:color="#000000" style:text-position="0% 100%" fo:font-size="11pt" style:font-size-asian="11pt"/>
    </style:style>
    <style:style style:name="WW8Num3z0" style:family="text">
      <style:text-properties fo:color="#000000" style:text-position="0% 100%" fo:font-size="11pt" style:font-size-asian="11pt"/>
    </style:style>
    <style:style style:name="WW8Num4z0" style:family="text">
      <style:text-properties fo:color="#000000" style:text-position="0% 100%" fo:font-size="11pt" style:font-size-asian="11pt"/>
    </style:style>
    <style:style style:name="WW8Num5z0" style:family="text">
      <style:text-properties fo:color="#000000" style:text-position="0% 100%" fo:font-size="11pt" style:font-size-asian="11pt"/>
    </style:style>
    <style:style style:name="WW8Num6z0" style:family="text">
      <style:text-properties fo:color="#000000" style:text-position="0% 100%" fo:font-size="11pt" style:font-size-asian="11pt"/>
    </style:style>
    <style:style style:name="Absatz-Standardschriftart" style:family="text"/>
    <style:style style:name="Template_20_Zchn" style:display-name="Template Zchn" style:family="text">
      <style:text-properties fo:color="#e52e24" style:font-name="Lucida Grande" fo:font-size="11pt" fo:language="en" fo:country="US" fo:font-style="normal" fo:font-weight="normal" style:font-name-asian="ヒラギノ角ゴ Pro W3" style:font-size-asian="11pt" style:font-style-asian="normal" style:font-weight-asian="normal" style:font-name-complex="Lucida Grand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1.905cm" fo:margin-left="0.635cm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 text:list-tab-stop-position="0.686cm" fo:text-indent="3.124cm" fo:margin-left="0.686cm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4.445cm" fo:margin-left="0.635cm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5.715cm" fo:margin-left="0.635cm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 text:list-tab-stop-position="0.686cm" fo:text-indent="6.934cm" fo:margin-left="0.686cm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8.255cm" fo:margin-left="0.635cm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9.525cm" fo:margin-left="0.635cm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 text:list-tab-stop-position="0.686cm" fo:text-indent="10.744cm" fo:margin-left="0.6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14cm" fo:text-indent="0.635cm" fo:margin-left="0.614cm"/>
        </style:list-level-properties>
      </text:list-level-style-number>
      <text:list-level-style-number text:level="2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1.905cm" fo:margin-left="0.635cm"/>
        </style:list-level-properties>
      </text:list-level-style-number>
      <text:list-level-style-number text:level="3" text:style-name="WW8Num2z0" style:num-suffix="." style:num-format="i">
        <style:list-level-properties text:list-level-position-and-space-mode="label-alignment">
          <style:list-level-label-alignment text:label-followed-by="listtab" text:list-tab-stop-position="0.686cm" fo:text-indent="3.124cm" fo:margin-left="0.686cm"/>
        </style:list-level-properties>
      </text:list-level-style-number>
      <text:list-level-style-number text:level="4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4.445cm" fo:margin-left="0.635cm"/>
        </style:list-level-properties>
      </text:list-level-style-number>
      <text:list-level-style-number text:level="5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5.715cm" fo:margin-left="0.635cm"/>
        </style:list-level-properties>
      </text:list-level-style-number>
      <text:list-level-style-number text:level="6" text:style-name="WW8Num2z0" style:num-suffix="." style:num-format="i">
        <style:list-level-properties text:list-level-position-and-space-mode="label-alignment">
          <style:list-level-label-alignment text:label-followed-by="listtab" text:list-tab-stop-position="0.686cm" fo:text-indent="6.934cm" fo:margin-left="0.686cm"/>
        </style:list-level-properties>
      </text:list-level-style-number>
      <text:list-level-style-number text:level="7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8.255cm" fo:margin-left="0.635cm"/>
        </style:list-level-properties>
      </text:list-level-style-number>
      <text:list-level-style-number text:level="8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9.525cm" fo:margin-left="0.635cm"/>
        </style:list-level-properties>
      </text:list-level-style-number>
      <text:list-level-style-number text:level="9" text:style-name="WW8Num2z0" style:num-suffix="." style:num-format="i">
        <style:list-level-properties text:list-level-position-and-space-mode="label-alignment">
          <style:list-level-label-alignment text:label-followed-by="listtab" text:list-tab-stop-position="0.686cm" fo:text-indent="10.744cm" fo:margin-left="0.6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14cm" fo:text-indent="0.635cm" fo:margin-left="0.614cm"/>
        </style:list-level-properties>
      </text:list-level-style-number>
      <text:list-level-style-number text:level="2" text:style-name="WW8Num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1.905cm" fo:margin-left="0.635cm"/>
        </style:list-level-properties>
      </text:list-level-style-number>
      <text:list-level-style-number text:level="3" text:style-name="WW8Num3z0" style:num-suffix="." style:num-format="i">
        <style:list-level-properties text:list-level-position-and-space-mode="label-alignment">
          <style:list-level-label-alignment text:label-followed-by="listtab" text:list-tab-stop-position="0.686cm" fo:text-indent="3.124cm" fo:margin-left="0.686cm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4.445cm" fo:margin-left="0.635cm"/>
        </style:list-level-properties>
      </text:list-level-style-number>
      <text:list-level-style-number text:level="5" text:style-name="WW8Num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5.715cm" fo:margin-left="0.635cm"/>
        </style:list-level-properties>
      </text:list-level-style-number>
      <text:list-level-style-number text:level="6" text:style-name="WW8Num3z0" style:num-suffix="." style:num-format="i">
        <style:list-level-properties text:list-level-position-and-space-mode="label-alignment">
          <style:list-level-label-alignment text:label-followed-by="listtab" text:list-tab-stop-position="0.686cm" fo:text-indent="6.934cm" fo:margin-left="0.686cm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8.255cm" fo:margin-left="0.635cm"/>
        </style:list-level-properties>
      </text:list-level-style-number>
      <text:list-level-style-number text:level="8" text:style-name="WW8Num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9.525cm" fo:margin-left="0.635cm"/>
        </style:list-level-properties>
      </text:list-level-style-number>
      <text:list-level-style-number text:level="9" text:style-name="WW8Num3z0" style:num-suffix="." style:num-format="i">
        <style:list-level-properties text:list-level-position-and-space-mode="label-alignment">
          <style:list-level-label-alignment text:label-followed-by="listtab" text:list-tab-stop-position="0.686cm" fo:text-indent="10.744cm" fo:margin-left="0.6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14cm" fo:text-indent="0.635cm" fo:margin-left="0.614cm"/>
        </style:list-level-properties>
      </text:list-level-style-number>
      <text:list-level-style-number text:level="2" text:style-name="WW8Num4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1.905cm" fo:margin-left="0.635cm"/>
        </style:list-level-properties>
      </text:list-level-style-number>
      <text:list-level-style-number text:level="3" text:style-name="WW8Num4z0" style:num-suffix="." style:num-format="i">
        <style:list-level-properties text:list-level-position-and-space-mode="label-alignment">
          <style:list-level-label-alignment text:label-followed-by="listtab" text:list-tab-stop-position="0.686cm" fo:text-indent="3.124cm" fo:margin-left="0.686cm"/>
        </style:list-level-properties>
      </text:list-level-style-number>
      <text:list-level-style-number text:level="4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4.445cm" fo:margin-left="0.635cm"/>
        </style:list-level-properties>
      </text:list-level-style-number>
      <text:list-level-style-number text:level="5" text:style-name="WW8Num4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5.715cm" fo:margin-left="0.635cm"/>
        </style:list-level-properties>
      </text:list-level-style-number>
      <text:list-level-style-number text:level="6" text:style-name="WW8Num4z0" style:num-suffix="." style:num-format="i">
        <style:list-level-properties text:list-level-position-and-space-mode="label-alignment">
          <style:list-level-label-alignment text:label-followed-by="listtab" text:list-tab-stop-position="0.686cm" fo:text-indent="6.934cm" fo:margin-left="0.686cm"/>
        </style:list-level-properties>
      </text:list-level-style-number>
      <text:list-level-style-number text:level="7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8.255cm" fo:margin-left="0.635cm"/>
        </style:list-level-properties>
      </text:list-level-style-number>
      <text:list-level-style-number text:level="8" text:style-name="WW8Num4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9.525cm" fo:margin-left="0.635cm"/>
        </style:list-level-properties>
      </text:list-level-style-number>
      <text:list-level-style-number text:level="9" text:style-name="WW8Num4z0" style:num-suffix="." style:num-format="i">
        <style:list-level-properties text:list-level-position-and-space-mode="label-alignment">
          <style:list-level-label-alignment text:label-followed-by="listtab" text:list-tab-stop-position="0.686cm" fo:text-indent="10.744cm" fo:margin-left="0.6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14cm" fo:text-indent="0.635cm" fo:margin-left="0.614cm"/>
        </style:list-level-properties>
      </text:list-level-style-number>
      <text:list-level-style-number text:level="2" text:style-name="WW8Num5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1.905cm" fo:margin-left="0.635cm"/>
        </style:list-level-properties>
      </text:list-level-style-number>
      <text:list-level-style-number text:level="3" text:style-name="WW8Num5z0" style:num-suffix="." style:num-format="i">
        <style:list-level-properties text:list-level-position-and-space-mode="label-alignment">
          <style:list-level-label-alignment text:label-followed-by="listtab" text:list-tab-stop-position="0.686cm" fo:text-indent="3.124cm" fo:margin-left="0.686cm"/>
        </style:list-level-properties>
      </text:list-level-style-number>
      <text:list-level-style-number text:level="4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4.445cm" fo:margin-left="0.635cm"/>
        </style:list-level-properties>
      </text:list-level-style-number>
      <text:list-level-style-number text:level="5" text:style-name="WW8Num5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5.715cm" fo:margin-left="0.635cm"/>
        </style:list-level-properties>
      </text:list-level-style-number>
      <text:list-level-style-number text:level="6" text:style-name="WW8Num5z0" style:num-suffix="." style:num-format="i">
        <style:list-level-properties text:list-level-position-and-space-mode="label-alignment">
          <style:list-level-label-alignment text:label-followed-by="listtab" text:list-tab-stop-position="0.686cm" fo:text-indent="6.934cm" fo:margin-left="0.686cm"/>
        </style:list-level-properties>
      </text:list-level-style-number>
      <text:list-level-style-number text:level="7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8.255cm" fo:margin-left="0.635cm"/>
        </style:list-level-properties>
      </text:list-level-style-number>
      <text:list-level-style-number text:level="8" text:style-name="WW8Num5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9.525cm" fo:margin-left="0.635cm"/>
        </style:list-level-properties>
      </text:list-level-style-number>
      <text:list-level-style-number text:level="9" text:style-name="WW8Num5z0" style:num-suffix="." style:num-format="i">
        <style:list-level-properties text:list-level-position-and-space-mode="label-alignment">
          <style:list-level-label-alignment text:label-followed-by="listtab" text:list-tab-stop-position="0.686cm" fo:text-indent="10.744cm" fo:margin-left="0.6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14cm" fo:text-indent="0.635cm" fo:margin-left="0.614cm"/>
        </style:list-level-properties>
      </text:list-level-style-number>
      <text:list-level-style-number text:level="2" text:style-name="WW8Num6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1.905cm" fo:margin-left="0.635cm"/>
        </style:list-level-properties>
      </text:list-level-style-number>
      <text:list-level-style-number text:level="3" text:style-name="WW8Num6z0" style:num-suffix="." style:num-format="i">
        <style:list-level-properties text:list-level-position-and-space-mode="label-alignment">
          <style:list-level-label-alignment text:label-followed-by="listtab" text:list-tab-stop-position="0.686cm" fo:text-indent="3.124cm" fo:margin-left="0.686cm"/>
        </style:list-level-properties>
      </text:list-level-style-number>
      <text:list-level-style-number text:level="4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4.445cm" fo:margin-left="0.635cm"/>
        </style:list-level-properties>
      </text:list-level-style-number>
      <text:list-level-style-number text:level="5" text:style-name="WW8Num6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5.715cm" fo:margin-left="0.635cm"/>
        </style:list-level-properties>
      </text:list-level-style-number>
      <text:list-level-style-number text:level="6" text:style-name="WW8Num6z0" style:num-suffix="." style:num-format="i">
        <style:list-level-properties text:list-level-position-and-space-mode="label-alignment">
          <style:list-level-label-alignment text:label-followed-by="listtab" text:list-tab-stop-position="0.686cm" fo:text-indent="6.934cm" fo:margin-left="0.686cm"/>
        </style:list-level-properties>
      </text:list-level-style-number>
      <text:list-level-style-number text:level="7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8.255cm" fo:margin-left="0.635cm"/>
        </style:list-level-properties>
      </text:list-level-style-number>
      <text:list-level-style-number text:level="8" text:style-name="WW8Num6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9.525cm" fo:margin-left="0.635cm"/>
        </style:list-level-properties>
      </text:list-level-style-number>
      <text:list-level-style-number text:level="9" text:style-name="WW8Num6z0" style:num-suffix="." style:num-format="i">
        <style:list-level-properties text:list-level-position-and-space-mode="label-alignment">
          <style:list-level-label-alignment text:label-followed-by="listtab" text:list-tab-stop-position="0.686cm" fo:text-indent="10.744cm" fo:margin-left="0.6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e5" style:family="table">
      <style:table-properties style:width="16.381cm" table:align="left" style:writing-mode="lr-tb"/>
    </style:style>
    <style:style style:name="Tabelle5.A" style:family="table-column">
      <style:table-column-properties style:column-width="7.371cm"/>
    </style:style>
    <style:style style:name="Tabelle5.B" style:family="table-column">
      <style:table-column-properties style:column-width="1.637cm"/>
    </style:style>
    <style:style style:name="Tabelle5.C" style:family="table-column">
      <style:table-column-properties style:column-width="7.373cm"/>
    </style:style>
    <style:style style:name="Tabelle5.1" style:family="table-row">
      <style:table-row-properties style:min-row-height="0.432cm" fo:keep-together="always"/>
    </style:style>
    <style:style style:name="Tabelle5.A1" style:family="table-cell">
      <style:table-cell-properties style:vertical-align="top" fo:background-color="#ffffff" fo:padding="0cm" fo:border-left="none" fo:border-right="none" fo:border-top="none" fo:border-bottom="0.5pt solid #808080" style:writing-mode="lr-tb">
        <style:background-image/>
      </style:table-cell-properties>
    </style:style>
    <style:style style:name="Tabelle5.B1" style:family="table-cell">
      <style:table-cell-properties style:vertical-align="middle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elle5.C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none" fo:border-bottom="0.5pt solid #808080" style:writing-mode="lr-tb">
        <style:background-image/>
      </style:table-cell-properties>
    </style:style>
    <style:style style:name="Tabelle5.A2" style:family="table-cell">
      <style:table-cell-properties style:vertical-align="top" fo:background-color="#ffffff" fo:padding="0cm" fo:border-left="none" fo:border-right="none" fo:border-top="0.5pt solid #808080" fo:border-bottom="none" style:writing-mode="lr-tb">
        <style:background-image/>
      </style:table-cell-properties>
    </style:style>
    <style:style style:name="Tabelle5.B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1pt solid #000000" fo:border-bottom="none" style:writing-mode="lr-tb">
        <style:background-image/>
      </style:table-cell-properties>
    </style:style>
    <style:style style:name="Tabelle5.C2" style:family="table-cell">
      <style:table-cell-properties style:vertical-align="top" fo:background-color="#ffffff" fo:padding-left="0.191cm" fo:padding-right="0.191cm" fo:padding-top="0cm" fo:padding-bottom="0cm" fo:border-left="none" fo:border-right="none" fo:border-top="0.5pt solid #808080" fo:border-bottom="none" style:writing-mode="lr-tb">
        <style:background-image/>
      </style:table-cell-properties>
    </style:style>
    <style:style style:name="Tabelle6" style:family="table">
      <style:table-properties style:width="16.381cm" table:align="left" style:writing-mode="lr-tb"/>
    </style:style>
    <style:style style:name="Tabelle6.A" style:family="table-column">
      <style:table-column-properties style:column-width="7.371cm"/>
    </style:style>
    <style:style style:name="Tabelle6.B" style:family="table-column">
      <style:table-column-properties style:column-width="1.637cm"/>
    </style:style>
    <style:style style:name="Tabelle6.C" style:family="table-column">
      <style:table-column-properties style:column-width="7.373cm"/>
    </style:style>
    <style:style style:name="Tabelle6.1" style:family="table-row">
      <style:table-row-properties style:min-row-height="0.432cm" fo:keep-together="always"/>
    </style:style>
    <style:style style:name="Tabelle6.A1" style:family="table-cell">
      <style:table-cell-properties style:vertical-align="top" fo:background-color="#ffffff" fo:padding="0cm" fo:border-left="none" fo:border-right="none" fo:border-top="none" fo:border-bottom="0.5pt solid #808080" style:writing-mode="lr-tb">
        <style:background-image/>
      </style:table-cell-properties>
    </style:style>
    <style:style style:name="Tabelle6.B1" style:family="table-cell">
      <style:table-cell-properties style:vertical-align="middle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elle6.C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none" fo:border-bottom="0.5pt solid #808080" style:writing-mode="lr-tb">
        <style:background-image/>
      </style:table-cell-properties>
    </style:style>
    <style:style style:name="Tabelle6.A2" style:family="table-cell">
      <style:table-cell-properties style:vertical-align="top" fo:background-color="#ffffff" fo:padding="0cm" fo:border-left="none" fo:border-right="none" fo:border-top="0.5pt solid #808080" fo:border-bottom="none" style:writing-mode="lr-tb">
        <style:background-image/>
      </style:table-cell-properties>
    </style:style>
    <style:style style:name="Tabelle6.B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1pt solid #000000" fo:border-bottom="none" style:writing-mode="lr-tb">
        <style:background-image/>
      </style:table-cell-properties>
    </style:style>
    <style:style style:name="Tabelle6.C2" style:family="table-cell">
      <style:table-cell-properties style:vertical-align="top" fo:background-color="#ffffff" fo:padding-left="0.191cm" fo:padding-right="0.191cm" fo:padding-top="0cm" fo:padding-bottom="0cm" fo:border-left="none" fo:border-right="none" fo:border-top="0.5pt solid #808080" fo:border-bottom="none" style:writing-mode="lr-tb">
        <style:background-image/>
      </style:table-cell-properties>
    </style:style>
    <style:style style:name="MP1" style:family="paragraph" style:parent-style-name="header">
      <style:paragraph-properties fo:padding="0cm" fo:border="0.51pt solid #000000">
        <style:tab-stops>
          <style:tab-stop style:position="3.096cm"/>
          <style:tab-stop style:position="8.001cm" style:type="center"/>
          <style:tab-stop style:position="15.956cm" style:type="right"/>
        </style:tab-stops>
      </style:paragraph-properties>
      <style:text-properties style:font-name="Trebuchet MS" fo:language="de" fo:country="DE"/>
    </style:style>
    <style:style style:name="MP2" style:family="paragraph" style:parent-style-name="header">
      <style:paragraph-properties style:snap-to-layout-grid="false">
        <style:tab-stops>
          <style:tab-stop style:position="-56.903cm"/>
          <style:tab-stop style:position="-55.654cm"/>
          <style:tab-stop style:position="-54.405cm"/>
          <style:tab-stop style:position="-53.157cm"/>
          <style:tab-stop style:position="-51.908cm"/>
          <style:tab-stop style:position="-50.659cm"/>
          <style:tab-stop style:position="-49.41cm"/>
          <style:tab-stop style:position="-48.161cm"/>
          <style:tab-stop style:position="-46.912cm"/>
          <style:tab-stop style:position="-45.664cm"/>
          <style:tab-stop style:position="-44.415cm"/>
          <style:tab-stop style:position="-43.166cm"/>
          <style:tab-stop style:position="-41.917cm"/>
          <style:tab-stop style:position="-40.668cm"/>
          <style:tab-stop style:position="-39.419cm"/>
          <style:tab-stop style:position="-38.171cm"/>
          <style:tab-stop style:position="-36.922cm"/>
          <style:tab-stop style:position="-35.673cm"/>
          <style:tab-stop style:position="-34.424cm"/>
          <style:tab-stop style:position="-33.175cm"/>
          <style:tab-stop style:position="-31.926cm"/>
          <style:tab-stop style:position="-30.678cm"/>
          <style:tab-stop style:position="-29.429cm"/>
          <style:tab-stop style:position="-28.18cm"/>
          <style:tab-stop style:position="-26.931cm"/>
          <style:tab-stop style:position="-25.682cm"/>
          <style:tab-stop style:position="-24.433cm"/>
          <style:tab-stop style:position="-23.185cm"/>
          <style:tab-stop style:position="-21.936cm"/>
          <style:tab-stop style:position="-20.687cm"/>
          <style:tab-stop style:position="8.001cm" style:type="center"/>
          <style:tab-stop style:position="16.002cm" style:type="right"/>
        </style:tab-stops>
      </style:paragraph-properties>
    </style:style>
    <style:style style:name="MP3" style:family="paragraph" style:parent-style-name="No_20_Spacing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</style:tab-stops>
      </style:paragraph-properties>
    </style:style>
    <style:style style:name="MP4" style:family="paragraph" style:parent-style-name="No_20_Spacing">
      <style:paragraph-properties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</style:tab-stops>
      </style:paragraph-properties>
    </style:style>
    <style:style style:name="MP5" style:family="paragraph" style:parent-style-name="Standard">
      <style:text-properties fo:language="none" fo:country="none" style:language-asian="none" style:country-asian="none"/>
    </style:style>
    <style:style style:name="MP6" style:family="paragraph" style:parent-style-name="footer">
      <style:paragraph-properties>
        <style:tab-stops>
          <style:tab-stop style:position="8.001cm" style:type="center"/>
          <style:tab-stop style:position="15.956cm" style:type="right"/>
        </style:tab-stops>
      </style:paragraph-properties>
      <style:text-properties fo:color="#000000" style:font-name="Times New Roman" fo:font-size="10pt" fo:language="none" fo:country="none" style:font-name-asian="Times New Roman" style:font-size-asian="10pt" style:language-asian="none" style:country-asian="none" style:font-name-complex="Times New Roman" style:language-complex="none" style:country-complex="none"/>
    </style:style>
    <style:style style:name="MT1" style:family="text">
      <style:text-properties fo:font-size="12pt" style:font-size-asian="12pt"/>
    </style:style>
    <style:style style:name="MT2" style:family="text">
      <style:text-properties fo:font-size="14pt" style:font-size-asian="14pt"/>
    </style:style>
    <style:style style:name="MT3" style:family="text">
      <style:text-properties fo:font-weight="bold" style:font-weight-asian="bold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="0.026cm" fo:border="non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03cm" fo:margin-bottom="2.404cm" style:dynamic-spacing="true"/>
      </style:header-style>
      <style:footer-style>
        <style:header-footer-properties fo:min-height="1.752cm" fo:margin-top="1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752cm" fo:margin-bottom="3cm" fo:margin-left="2.499cm" fo:margin-right="2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Wahlpflicht<text:tab/></text:span><text:span text:style-name="MT2"><text:tab/>Certified Tester<text:tab/></text:span><text:span text:style-name="MT1"> Prof. Dr. Zhen Ru Dai</text:span><draw:frame draw:style-name="Mfr1" draw:name="Rahmen1" text:anchor-type="char" svg:x="2.499cm" svg:y="27.818cm" svg:width="16.383cm" svg:height="1.464cm" draw:z-index="7"><draw:text-box><table:table table:name="Tabelle5" table:style-name="Tabelle5"><table:table-column table:style-name="Tabelle5.A"/><table:table-column table:style-name="Tabelle5.B"/><table:table-column table:style-name="Tabelle5.C"/><table:table-row table:style-name="Tabelle5.1"><table:table-cell table:style-name="Tabelle5.A1" office:value-type="string"><text:p text:style-name="MP2"/></table:table-cell><table:table-cell table:style-name="Tabelle5.B1" table:number-rows-spanned="2" office:value-type="string"><text:p text:style-name="MP3"><text:span text:style-name="MT3">Seite </text:span><text:page-number text:select-page="current">1</text:page-number></text:p></table:table-cell><table:table-cell table:style-name="Tabelle5.C1" office:value-type="string"><text:p text:style-name="MP2"/></table:table-cell></table:table-row><table:table-row table:style-name="Tabelle5.1"><table:table-cell table:style-name="Tabelle5.A2" office:value-type="string"><text:p text:style-name="MP2"/></table:table-cell><table:covered-table-cell/><table:table-cell table:style-name="Tabelle5.C2" office:value-type="string"><text:p text:style-name="MP2"/></table:table-cell></table:table-row></table:table><text:p text:style-name="MP5"/></draw:text-box></draw:frame></text:p>
      </style:header>
      <style:header-left>
        <text:p text:style-name="MP1"><text:span text:style-name="MT1">Wahlpflicht<text:tab/></text:span><text:span text:style-name="MT2"><text:tab/>Certified Tester<text:tab/></text:span><text:span text:style-name="MT1"> Prof. Dr. Zhen Ru Dai</text:span><draw:frame draw:style-name="Mfr1" draw:name="Rahmen2" text:anchor-type="char" svg:x="2.499cm" svg:y="27.818cm" svg:width="16.383cm" svg:height="1.464cm" draw:z-index="13"><draw:text-box><table:table table:name="Tabelle6" table:style-name="Tabelle6"><table:table-column table:style-name="Tabelle6.A"/><table:table-column table:style-name="Tabelle6.B"/><table:table-column table:style-name="Tabelle6.C"/><table:table-row table:style-name="Tabelle6.1"><table:table-cell table:style-name="Tabelle6.A1" office:value-type="string"><text:p text:style-name="MP2"/></table:table-cell><table:table-cell table:style-name="Tabelle6.B1" table:number-rows-spanned="2" office:value-type="string"><text:p text:style-name="MP3"><text:span text:style-name="MT3">Seite </text:span><text:page-number text:select-page="current">2</text:page-number></text:p></table:table-cell><table:table-cell table:style-name="Tabelle6.C1" office:value-type="string"><text:p text:style-name="MP2"/></table:table-cell></table:table-row><table:table-row table:style-name="Tabelle6.1"><table:table-cell table:style-name="Tabelle6.A2" office:value-type="string"><text:p text:style-name="MP2"/></table:table-cell><table:covered-table-cell/><table:table-cell table:style-name="Tabelle6.C2" office:value-type="string"><text:p text:style-name="MP2"/></table:table-cell></table:table-row></table:table><text:p text:style-name="MP5"/></draw:text-box></draw:frame></text:p>
      </style:header-left>
      <style:footer>
        <text:p text:style-name="MP6"/>
      </style:footer>
      <style:footer-left>
        <text:p text:style-name="MP6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th</meta:initial-creator>
    <meta:creation-date>2012-03-26T22:43:00</meta:creation-date>
    <dc:date>2012-04-02T21:12:25.07</dc:date>
    <meta:editing-cycles>6</meta:editing-cycles>
    <meta:generator>LibreOffice/3.5$Windows_x86 LibreOffice_project/dc9775d-05ecbee-0851ad3-1586698-727bf66</meta:generator>
    <meta:editing-duration>P0D</meta:editing-duration>
    <meta:document-statistic meta:table-count="10" meta:image-count="0" meta:object-count="0" meta:page-count="15" meta:paragraph-count="491" meta:word-count="1662" meta:character-count="10903" meta:non-whitespace-character-count="9732"/>
    <meta:user-defined meta:name="Info 1"/>
    <meta:user-defined meta:name="Info 2"/>
    <meta:user-defined meta:name="Info 3"/>
    <meta:user-defined meta:name="Info 4"/>
  </office:meta>
</office:document-meta>
</file>